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9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9.35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Liberation Mono" fo:font-size="9pt" style:font-size-asian="9pt" style:font-size-complex="9pt"/>
    </style:style>
    <style:style style:name="ce4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66cc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66ff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99cc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5" style:family="table-cell" style:parent-style-name="Default" style:data-style-name="N11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Monospace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42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6pt" style:font-style-asian="normal" style:font-weight-asian="bold" style:font-name-complex="Monospace" style:font-size-complex="16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Monospace" style:font-size-complex="9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style:font-name="Liberation Mono" fo:font-size="9pt" style:font-size-asian="9pt" style:font-size-complex="9pt"/>
    </style:style>
    <style:style style:name="ce48" style:family="table-cell" style:parent-style-name="Default">
      <style:table-cell-properties fo:background-color="transparent"/>
      <style:text-properties style:font-name="Liberation Mono" fo:font-size="10pt" style:font-size-asian="10pt" style:font-size-complex="10pt"/>
    </style:style>
    <style:style style:name="ce49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48"/>
        <table:table-column table:style-name="co2" table:number-columns-repeated="1000" table:default-cell-style-name="ce6"/>
        <table:table-row table:style-name="ro1">
          <table:table-cell table:style-name="ce1"/>
          <table:table-cell table:style-name="ce7" table:number-columns-repeated="4"/>
          <table:table-cell table:style-name="ce23"/>
          <table:table-cell table:style-name="ce26"/>
          <table:table-cell table:style-name="ce29"/>
          <table:table-cell table:style-name="ce32" table:number-columns-repeated="3"/>
          <table:table-cell table:style-name="ce40" table:number-columns-repeated="5"/>
          <table:table-cell table:style-name="ce52" table:number-columns-repeated="997"/>
        </table:table-row>
        <table:table-row table:style-name="ro2">
          <table:table-cell table:style-name="ce1"/>
          <table:table-cell table:style-name="ce8" office:value-type="string" calcext:value-type="string" table:number-columns-spanned="15" table:number-rows-spanned="1">
            <text:p>Result summary</text:p>
          </table:table-cell>
          <table:covered-table-cell table:number-columns-repeated="3" table:style-name="ce20"/>
          <table:covered-table-cell table:style-name="ce24"/>
          <table:covered-table-cell table:style-name="ce27"/>
          <table:covered-table-cell table:style-name="ce30"/>
          <table:covered-table-cell table:number-columns-repeated="3" table:style-name="ce33"/>
          <table:covered-table-cell table:style-name="ce41"/>
          <table:covered-table-cell table:style-name="ce44"/>
          <table:covered-table-cell table:number-columns-repeated="3" table:style-name="ce41"/>
          <table:table-cell table:style-name="ce52" table:number-columns-repeated="997"/>
        </table:table-row>
        <table:table-row table:style-name="ro1">
          <table:table-cell table:style-name="ce1"/>
          <table:table-cell table:style-name="ce9"/>
          <table:table-cell table:style-name="ce7" table:number-columns-repeated="3"/>
          <table:table-cell table:style-name="ce23"/>
          <table:table-cell table:style-name="ce26"/>
          <table:table-cell table:style-name="ce29"/>
          <table:table-cell table:style-name="ce32" table:number-columns-repeated="3"/>
          <table:table-cell table:style-name="ce40" table:number-columns-repeated="5"/>
          <table:table-cell table:style-name="ce52" table:number-columns-repeated="997"/>
        </table:table-row>
        <table:table-row table:style-name="ro3">
          <table:table-cell table:style-name="ce2" office:value-type="string" calcext:value-type="string">
            <text:p>Species or LCA name</text:p>
          </table:table-cell>
          <table:table-cell table:style-name="ce10" office:value-type="string" calcext:value-type="string">
            <text:p>node code</text:p>
          </table:table-cell>
          <table:table-cell table:style-name="ce10" office:value-type="string" calcext:value-type="string">
            <text:p>node order</text:p>
          </table:table-cell>
          <table:table-cell table:style-name="ce10" office:value-type="string" calcext:value-type="string">
            <text:p>Ancestor? (0/1)</text:p>
          </table:table-cell>
          <table:table-cell table:style-name="ce10" office:value-type="string" calcext:value-type="string">
            <text:p>node age (order)</text:p>
          </table:table-cell>
          <table:table-cell table:style-name="ce25" office:value-type="string" calcext:value-type="string">
            <text:p>present</text:p>
          </table:table-cell>
          <table:table-cell table:style-name="ce28" office:value-type="string" calcext:value-type="string">
            <text:p>gain</text:p>
          </table:table-cell>
          <table:table-cell table:style-name="ce31" office:value-type="string" calcext:value-type="string">
            <text:p>loss</text:p>
          </table:table-cell>
          <table:table-cell table:style-name="ce34" office:value-type="string" calcext:value-type="string">
            <text:p>percentage gain</text:p>
          </table:table-cell>
          <table:table-cell table:style-name="ce36" office:value-type="string" calcext:value-type="string">
            <text:p>percentage loss</text:p>
          </table:table-cell>
          <table:table-cell table:style-name="ce37" office:value-type="string" calcext:value-type="string">
            <text:p>log(gain/loss)</text:p>
          </table:table-cell>
          <table:table-cell table:style-name="ce37" office:value-type="string" calcext:value-type="string">
            <text:p>gain-loss</text:p>
          </table:table-cell>
          <table:table-cell table:style-name="ce45"/>
          <table:table-cell table:style-name="ce37" office:value-type="string" calcext:value-type="string">
            <text:p>Present-HOLOZOA</text:p>
          </table:table-cell>
          <table:table-cell table:style-name="ce37" office:value-type="string" calcext:value-type="string">
            <text:p>Present-OPISTO</text:p>
          </table:table-cell>
          <table:table-cell table:style-name="ce37" office:value-type="string" calcext:value-type="string">
            <text:p>Present-LECA</text:p>
          </table:table-cell>
          <table:table-cell table:style-name="ce1" table:number-columns-repeated="997"/>
        </table:table-row>
        <table:table-row table:style-name="ro4">
          <table:table-cell table:style-name="ce3" office:value-type="string" calcext:value-type="string">
            <text:p>Homo sapiens</text:p>
          </table:table-cell>
          <table:table-cell table:style-name="ce11" office:value-type="string" calcext:value-type="string">
            <text:p>Hsap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IF([.E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142" calcext:value-type="float">
            <text:p>142</text:p>
          </table:table-cell>
          <table:table-cell table:style-name="ce35" table:formula="of:=[.G5]/[.F5]" office:value-type="percentage" office:value="0.148461278322624" calcext:value-type="percentage">
            <text:p>14.85%</text:p>
          </table:table-cell>
          <table:table-cell table:style-name="ce35" table:formula="of:=[.H5]/[.F5]" office:value-type="percentage" office:value="0.0240108217788299" calcext:value-type="percentage">
            <text:p>2.40%</text:p>
          </table:table-cell>
          <table:table-cell table:style-name="ce38" table:formula="of:=LOG([.G5]/[.H5])" office:value-type="float" office:value="0.791206171523046" calcext:value-type="float">
            <text:p>0.7912061715</text:p>
          </table:table-cell>
          <table:table-cell table:style-name="ce42" table:formula="of:=[.G5]-[.H5]" office:value-type="float" office:value="736" calcext:value-type="float">
            <text:p>736.00</text:p>
          </table:table-cell>
          <table:table-cell table:style-name="ce46"/>
          <table:table-cell table:style-name="ce49" table:formula="of:=[.F5]-[.$F$40]" office:value-type="float" office:value="423" calcext:value-type="float">
            <text:p>423.00</text:p>
          </table:table-cell>
          <table:table-cell table:style-name="ce50" table:formula="of:=[.F5]-[.$F$52]" office:value-type="float" office:value="416" calcext:value-type="float">
            <text:p>416.00</text:p>
          </table:table-cell>
          <table:table-cell table:style-name="ce51" table:formula="of:=[.F5]-[.$F$78]" office:value-type="float" office:value="823" calcext:value-type="float">
            <text:p>823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iona intestinalis</text:p>
          </table:table-cell>
          <table:table-cell table:style-name="ce11" office:value-type="string" calcext:value-type="string">
            <text:p>Cint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E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63" calcext:value-type="float">
            <text:p>40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18" calcext:value-type="float">
            <text:p>1118</text:p>
          </table:table-cell>
          <table:table-cell table:style-name="ce35" table:formula="of:=[.G6]/[.F6]" office:value-type="percentage" office:value="0.00073837066207236" calcext:value-type="percentage">
            <text:p>0.07%</text:p>
          </table:table-cell>
          <table:table-cell table:style-name="ce35" table:formula="of:=[.H6]/[.F6]" office:value-type="percentage" office:value="0.275166133398966" calcext:value-type="percentage">
            <text:p>27.52%</text:p>
          </table:table-cell>
          <table:table-cell table:style-name="ce38" table:formula="of:=LOG([.G6]/[.H6])" office:value-type="float" office:value="-2.57132054883074" calcext:value-type="float">
            <text:p>-2.5713205488</text:p>
          </table:table-cell>
          <table:table-cell table:style-name="ce42" table:formula="of:=[.G6]-[.H6]" office:value-type="float" office:value="-1115" calcext:value-type="float">
            <text:p>-1115.00</text:p>
          </table:table-cell>
          <table:table-cell table:style-name="ce46"/>
          <table:table-cell table:style-name="ce49" table:formula="of:=[.F6]-[.$F$40]" office:value-type="float" office:value="-1428" calcext:value-type="float">
            <text:p>-1428.00</text:p>
          </table:table-cell>
          <table:table-cell table:style-name="ce50" table:formula="of:=[.F6]-[.$F$52]" office:value-type="float" office:value="-1435" calcext:value-type="float">
            <text:p>-1435.00</text:p>
          </table:table-cell>
          <table:table-cell table:style-name="ce51" table:formula="of:=[.F6]-[.$F$78]" office:value-type="float" office:value="-1028" calcext:value-type="float">
            <text:p>-1028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hordata</text:p>
          </table:table-cell>
          <table:table-cell table:style-name="ce11" office:value-type="string" calcext:value-type="string">
            <text:p>CHORD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E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178" calcext:value-type="float">
            <text:p>517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4" calcext:value-type="float">
            <text:p>174</text:p>
          </table:table-cell>
          <table:table-cell table:style-name="ce35" table:formula="of:=[.G7]/[.F7]" office:value-type="percentage" office:value="0.00308999613750483" calcext:value-type="percentage">
            <text:p>0.31%</text:p>
          </table:table-cell>
          <table:table-cell table:style-name="ce35" table:formula="of:=[.H7]/[.F7]" office:value-type="percentage" office:value="0.033603707995365" calcext:value-type="percentage">
            <text:p>3.36%</text:p>
          </table:table-cell>
          <table:table-cell table:style-name="ce38" table:formula="of:=LOG([.G7]/[.H7])" office:value-type="float" office:value="-1.03642926562668" calcext:value-type="float">
            <text:p>-1.0364292656</text:p>
          </table:table-cell>
          <table:table-cell table:style-name="ce42" table:formula="of:=[.G7]-[.H7]" office:value-type="float" office:value="-158" calcext:value-type="float">
            <text:p>-158.00</text:p>
          </table:table-cell>
          <table:table-cell table:style-name="ce46"/>
          <table:table-cell table:style-name="ce49" table:formula="of:=[.F7]-[.$F$40]" office:value-type="float" office:value="-313" calcext:value-type="float">
            <text:p>-313.00</text:p>
          </table:table-cell>
          <table:table-cell table:style-name="ce50" table:formula="of:=[.F7]-[.$F$52]" office:value-type="float" office:value="-320" calcext:value-type="float">
            <text:p>-320.00</text:p>
          </table:table-cell>
          <table:table-cell table:style-name="ce51" table:formula="of:=[.F7]-[.$F$78]" office:value-type="float" office:value="87" calcext:value-type="float">
            <text:p>8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accoglossus kowalevskii</text:p>
          </table:table-cell>
          <table:table-cell table:style-name="ce12" office:value-type="string" calcext:value-type="string">
            <text:p>Skow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formula="of:=IF([.E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840" calcext:value-type="float">
            <text:p>48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99" calcext:value-type="float">
            <text:p>499</text:p>
          </table:table-cell>
          <table:table-cell table:style-name="ce35" table:formula="of:=[.G8]/[.F8]" office:value-type="percentage" office:value="0.000619834710743802" calcext:value-type="percentage">
            <text:p>0.06%</text:p>
          </table:table-cell>
          <table:table-cell table:style-name="ce35" table:formula="of:=[.H8]/[.F8]" office:value-type="percentage" office:value="0.103099173553719" calcext:value-type="percentage">
            <text:p>10.31%</text:p>
          </table:table-cell>
          <table:table-cell table:style-name="ce38" table:formula="of:=LOG([.G8]/[.H8])" office:value-type="float" office:value="-2.22097929090373" calcext:value-type="float">
            <text:p>-2.2209792909</text:p>
          </table:table-cell>
          <table:table-cell table:style-name="ce42" table:formula="of:=[.G8]-[.H8]" office:value-type="float" office:value="-496" calcext:value-type="float">
            <text:p>-496.00</text:p>
          </table:table-cell>
          <table:table-cell table:style-name="ce46"/>
          <table:table-cell table:style-name="ce49" table:formula="of:=[.F8]-[.$F$40]" office:value-type="float" office:value="-651" calcext:value-type="float">
            <text:p>-651.00</text:p>
          </table:table-cell>
          <table:table-cell table:style-name="ce50" table:formula="of:=[.F8]-[.$F$52]" office:value-type="float" office:value="-658" calcext:value-type="float">
            <text:p>-658.00</text:p>
          </table:table-cell>
          <table:table-cell table:style-name="ce51" table:formula="of:=[.F8]-[.$F$78]" office:value-type="float" office:value="-251" calcext:value-type="float">
            <text:p>-251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Deuterostomia</text:p>
          </table:table-cell>
          <table:table-cell table:style-name="ce13" office:value-type="string" calcext:value-type="string">
            <text:p>DEUTERO</text:p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[.E9]&lt;2;0;1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5336" calcext:value-type="float">
            <text:p>5336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30" calcext:value-type="float">
            <text:p>130</text:p>
          </table:table-cell>
          <table:table-cell table:style-name="ce35" table:formula="of:=[.G9]/[.F9]" office:value-type="percentage" office:value="0.0118065967016492" calcext:value-type="percentage">
            <text:p>1.18%</text:p>
          </table:table-cell>
          <table:table-cell table:style-name="ce35" table:formula="of:=[.H9]/[.F9]" office:value-type="percentage" office:value="0.0243628185907046" calcext:value-type="percentage">
            <text:p>2.44%</text:p>
          </table:table-cell>
          <table:table-cell table:style-name="ce38" table:formula="of:=LOG([.G9]/[.H9])" office:value-type="float" office:value="-0.314602802853255" calcext:value-type="float">
            <text:p>-0.3146028029</text:p>
          </table:table-cell>
          <table:table-cell table:style-name="ce42" table:formula="of:=[.G9]-[.H9]" office:value-type="float" office:value="-67" calcext:value-type="float">
            <text:p>-67.00</text:p>
          </table:table-cell>
          <table:table-cell table:style-name="ce46"/>
          <table:table-cell table:style-name="ce49" table:formula="of:=[.F9]-[.$F$40]" office:value-type="float" office:value="-155" calcext:value-type="float">
            <text:p>-155.00</text:p>
          </table:table-cell>
          <table:table-cell table:style-name="ce50" table:formula="of:=[.F9]-[.$F$52]" office:value-type="float" office:value="-162" calcext:value-type="float">
            <text:p>-162.00</text:p>
          </table:table-cell>
          <table:table-cell table:style-name="ce51" table:formula="of:=[.F9]-[.$F$78]" office:value-type="float" office:value="245" calcext:value-type="float">
            <text:p>24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Drosophila melanogaster</text:p>
          </table:table-cell>
          <table:table-cell table:style-name="ce12" office:value-type="string" calcext:value-type="string">
            <text:p>Dmel</text:p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[.E1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314" calcext:value-type="float">
            <text:p>431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854" calcext:value-type="float">
            <text:p>854</text:p>
          </table:table-cell>
          <table:table-cell table:style-name="ce35" table:formula="of:=[.G10]/[.F10]" office:value-type="percentage" office:value="0.028743625405656" calcext:value-type="percentage">
            <text:p>2.87%</text:p>
          </table:table-cell>
          <table:table-cell table:style-name="ce35" table:formula="of:=[.H10]/[.F10]" office:value-type="percentage" office:value="0.197960129809921" calcext:value-type="percentage">
            <text:p>19.80%</text:p>
          </table:table-cell>
          <table:table-cell table:style-name="ce38" table:formula="of:=LOG([.G10]/[.H10])" office:value-type="float" office:value="-0.83803618552677" calcext:value-type="float">
            <text:p>-0.8380361855</text:p>
          </table:table-cell>
          <table:table-cell table:style-name="ce42" table:formula="of:=[.G10]-[.H10]" office:value-type="float" office:value="-730" calcext:value-type="float">
            <text:p>-730.00</text:p>
          </table:table-cell>
          <table:table-cell table:style-name="ce46"/>
          <table:table-cell table:style-name="ce49" table:formula="of:=[.F10]-[.$F$40]" office:value-type="float" office:value="-1177" calcext:value-type="float">
            <text:p>-1177.00</text:p>
          </table:table-cell>
          <table:table-cell table:style-name="ce50" table:formula="of:=[.F10]-[.$F$52]" office:value-type="float" office:value="-1184" calcext:value-type="float">
            <text:p>-1184.00</text:p>
          </table:table-cell>
          <table:table-cell table:style-name="ce51" table:formula="of:=[.F10]-[.$F$78]" office:value-type="float" office:value="-777" calcext:value-type="float">
            <text:p>-77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Lottia gigantea</text:p>
          </table:table-cell>
          <table:table-cell table:style-name="ce12" office:value-type="string" calcext:value-type="string">
            <text:p>Lgig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E1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739" calcext:value-type="float">
            <text:p>473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13" calcext:value-type="float">
            <text:p>313</text:p>
          </table:table-cell>
          <table:table-cell table:style-name="ce35" table:formula="of:=[.G11]/[.F11]" office:value-type="percentage" office:value="0.00168811985650981" calcext:value-type="percentage">
            <text:p>0.17%</text:p>
          </table:table-cell>
          <table:table-cell table:style-name="ce35" table:formula="of:=[.H11]/[.F11]" office:value-type="percentage" office:value="0.0660476893859464" calcext:value-type="percentage">
            <text:p>6.60%</text:p>
          </table:table-cell>
          <table:table-cell table:style-name="ce38" table:formula="of:=LOG([.G11]/[.H11])" office:value-type="float" office:value="-1.5924543505545" calcext:value-type="float">
            <text:p>-1.5924543506</text:p>
          </table:table-cell>
          <table:table-cell table:style-name="ce42" table:formula="of:=[.G11]-[.H11]" office:value-type="float" office:value="-305" calcext:value-type="float">
            <text:p>-305.00</text:p>
          </table:table-cell>
          <table:table-cell table:style-name="ce46"/>
          <table:table-cell table:style-name="ce49" table:formula="of:=[.F11]-[.$F$40]" office:value-type="float" office:value="-752" calcext:value-type="float">
            <text:p>-752.00</text:p>
          </table:table-cell>
          <table:table-cell table:style-name="ce50" table:formula="of:=[.F11]-[.$F$52]" office:value-type="float" office:value="-759" calcext:value-type="float">
            <text:p>-759.00</text:p>
          </table:table-cell>
          <table:table-cell table:style-name="ce51" table:formula="of:=[.F11]-[.$F$78]" office:value-type="float" office:value="-352" calcext:value-type="float">
            <text:p>-35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Protostomia</text:p>
          </table:table-cell>
          <table:table-cell table:style-name="ce12" office:value-type="string" calcext:value-type="string">
            <text:p>PROTOS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E12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5044" calcext:value-type="float">
            <text:p>50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64" calcext:value-type="float">
            <text:p>364</text:p>
          </table:table-cell>
          <table:table-cell table:style-name="ce35" table:formula="of:=[.G12]/[.F12]" office:value-type="percentage" office:value="0.000991276764472641" calcext:value-type="percentage">
            <text:p>0.10%</text:p>
          </table:table-cell>
          <table:table-cell table:style-name="ce35" table:formula="of:=[.H12]/[.F12]" office:value-type="percentage" office:value="0.0721649484536082" calcext:value-type="percentage">
            <text:p>7.22%</text:p>
          </table:table-cell>
          <table:table-cell table:style-name="ce38" table:formula="of:=LOG([.G12]/[.H12])" office:value-type="float" office:value="-1.86213137931304" calcext:value-type="float">
            <text:p>-1.8621313793</text:p>
          </table:table-cell>
          <table:table-cell table:style-name="ce42" table:formula="of:=[.G12]-[.H12]" office:value-type="float" office:value="-359" calcext:value-type="float">
            <text:p>-359.00</text:p>
          </table:table-cell>
          <table:table-cell table:style-name="ce46"/>
          <table:table-cell table:style-name="ce49" table:formula="of:=[.F12]-[.$F$40]" office:value-type="float" office:value="-447" calcext:value-type="float">
            <text:p>-447.00</text:p>
          </table:table-cell>
          <table:table-cell table:style-name="ce50" table:formula="of:=[.F12]-[.$F$52]" office:value-type="float" office:value="-454" calcext:value-type="float">
            <text:p>-454.00</text:p>
          </table:table-cell>
          <table:table-cell table:style-name="ce51" table:formula="of:=[.F12]-[.$F$78]" office:value-type="float" office:value="-47" calcext:value-type="float">
            <text:p>-4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Bilateria</text:p>
          </table:table-cell>
          <table:table-cell table:style-name="ce14" office:value-type="string" calcext:value-type="string">
            <text:p>BILATERIA</text:p>
          </table:table-cell>
          <table:table-cell table:style-name="ce12" office:value-type="float" office:value="9" calcext:value-type="float">
            <text:p>9</text:p>
          </table:table-cell>
          <table:table-cell table:style-name="ce11" table:formula="of:=IF([.E13]&lt;2;0;1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float" office:value="5403" calcext:value-type="float">
            <text:p>5403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261" calcext:value-type="float">
            <text:p>261</text:p>
          </table:table-cell>
          <table:table-cell table:style-name="ce35" table:formula="of:=[.G13]/[.F13]" office:value-type="percentage" office:value="0.025356283546178" calcext:value-type="percentage">
            <text:p>2.54%</text:p>
          </table:table-cell>
          <table:table-cell table:style-name="ce35" table:formula="of:=[.H13]/[.F13]" office:value-type="percentage" office:value="0.048306496390894" calcext:value-type="percentage">
            <text:p>4.83%</text:p>
          </table:table-cell>
          <table:table-cell table:style-name="ce38" table:formula="of:=LOG([.G13]/[.H13])" office:value-type="float" office:value="-0.279919940181874" calcext:value-type="float">
            <text:p>-0.2799199402</text:p>
          </table:table-cell>
          <table:table-cell table:style-name="ce42" table:formula="of:=[.G13]-[.H13]" office:value-type="float" office:value="-124" calcext:value-type="float">
            <text:p>-124.00</text:p>
          </table:table-cell>
          <table:table-cell table:style-name="ce46"/>
          <table:table-cell table:style-name="ce49" table:formula="of:=[.F13]-[.$F$40]" office:value-type="float" office:value="-88" calcext:value-type="float">
            <text:p>-88.00</text:p>
          </table:table-cell>
          <table:table-cell table:style-name="ce50" table:formula="of:=[.F13]-[.$F$52]" office:value-type="float" office:value="-95" calcext:value-type="float">
            <text:p>-95.00</text:p>
          </table:table-cell>
          <table:table-cell table:style-name="ce51" table:formula="of:=[.F13]-[.$F$78]" office:value-type="float" office:value="312" calcext:value-type="float">
            <text:p>31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Nematostella vectensis</text:p>
          </table:table-cell>
          <table:table-cell table:style-name="ce12" office:value-type="string" calcext:value-type="string">
            <text:p>Nvec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IF([.E1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705" calcext:value-type="float">
            <text:p>4705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521" calcext:value-type="float">
            <text:p>521</text:p>
          </table:table-cell>
          <table:table-cell table:style-name="ce35" table:formula="of:=[.G14]/[.F14]" office:value-type="percentage" office:value="0.0193411264612115" calcext:value-type="percentage">
            <text:p>1.93%</text:p>
          </table:table-cell>
          <table:table-cell table:style-name="ce35" table:formula="of:=[.H14]/[.F14]" office:value-type="percentage" office:value="0.110733262486716" calcext:value-type="percentage">
            <text:p>11.07%</text:p>
          </table:table-cell>
          <table:table-cell table:style-name="ce38" table:formula="of:=LOG([.G14]/[.H14])" office:value-type="float" office:value="-0.757796330978431" calcext:value-type="float">
            <text:p>-0.757796331</text:p>
          </table:table-cell>
          <table:table-cell table:style-name="ce42" table:formula="of:=[.G14]-[.H14]" office:value-type="float" office:value="-430" calcext:value-type="float">
            <text:p>-430.00</text:p>
          </table:table-cell>
          <table:table-cell table:style-name="ce46"/>
          <table:table-cell table:style-name="ce49" table:formula="of:=[.F14]-[.$F$40]" office:value-type="float" office:value="-786" calcext:value-type="float">
            <text:p>-786.00</text:p>
          </table:table-cell>
          <table:table-cell table:style-name="ce50" table:formula="of:=[.F14]-[.$F$52]" office:value-type="float" office:value="-793" calcext:value-type="float">
            <text:p>-793.00</text:p>
          </table:table-cell>
          <table:table-cell table:style-name="ce51" table:formula="of:=[.F14]-[.$F$78]" office:value-type="float" office:value="-386" calcext:value-type="float">
            <text:p>-38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iptasia sp.</text:p>
          </table:table-cell>
          <table:table-cell table:style-name="ce12" office:value-type="string" calcext:value-type="string">
            <text:p>Aipt</text:p>
          </table:table-cell>
          <table:table-cell table:style-name="ce12" office:value-type="float" office:value="11" calcext:value-type="float">
            <text:p>11</text:p>
          </table:table-cell>
          <table:table-cell table:style-name="ce11" table:formula="of:=IF([.E1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781" calcext:value-type="float">
            <text:p>478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89" calcext:value-type="float">
            <text:p>389</text:p>
          </table:table-cell>
          <table:table-cell table:style-name="ce35" table:formula="of:=[.G15]/[.F15]" office:value-type="percentage" office:value="0.00732064421669107" calcext:value-type="percentage">
            <text:p>0.73%</text:p>
          </table:table-cell>
          <table:table-cell table:style-name="ce35" table:formula="of:=[.H15]/[.F15]" office:value-type="percentage" office:value="0.0813637314369379" calcext:value-type="percentage">
            <text:p>8.14%</text:p>
          </table:table-cell>
          <table:table-cell table:style-name="ce38" table:formula="of:=LOG([.G15]/[.H15])" office:value-type="float" office:value="-1.04588155697543" calcext:value-type="float">
            <text:p>-1.045881557</text:p>
          </table:table-cell>
          <table:table-cell table:style-name="ce42" table:formula="of:=[.G15]-[.H15]" office:value-type="float" office:value="-354" calcext:value-type="float">
            <text:p>-354.00</text:p>
          </table:table-cell>
          <table:table-cell table:style-name="ce46"/>
          <table:table-cell table:style-name="ce49" table:formula="of:=[.F15]-[.$F$40]" office:value-type="float" office:value="-710" calcext:value-type="float">
            <text:p>-710.00</text:p>
          </table:table-cell>
          <table:table-cell table:style-name="ce50" table:formula="of:=[.F15]-[.$F$52]" office:value-type="float" office:value="-717" calcext:value-type="float">
            <text:p>-717.00</text:p>
          </table:table-cell>
          <table:table-cell table:style-name="ce51" table:formula="of:=[.F15]-[.$F$78]" office:value-type="float" office:value="-310" calcext:value-type="float">
            <text:p>-310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nidaria</text:p>
          </table:table-cell>
          <table:table-cell table:style-name="ce13" office:value-type="string" calcext:value-type="string">
            <text:p>CNIDARIA</text:p>
          </table:table-cell>
          <table:table-cell table:style-name="ce12" office:value-type="float" office:value="12" calcext:value-type="float">
            <text:p>12</text:p>
          </table:table-cell>
          <table:table-cell table:style-name="ce11" table:formula="of:=IF([.E16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2" office:value-type="float" office:value="5135" calcext:value-type="float">
            <text:p>513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01" calcext:value-type="float">
            <text:p>401</text:p>
          </table:table-cell>
          <table:table-cell table:style-name="ce35" table:formula="of:=[.G16]/[.F16]" office:value-type="percentage" office:value="0.00175267770204479" calcext:value-type="percentage">
            <text:p>0.18%</text:p>
          </table:table-cell>
          <table:table-cell table:style-name="ce35" table:formula="of:=[.H16]/[.F16]" office:value-type="percentage" office:value="0.0780915287244401" calcext:value-type="percentage">
            <text:p>7.81%</text:p>
          </table:table-cell>
          <table:table-cell table:style-name="ce38" table:formula="of:=LOG([.G16]/[.H16])" office:value-type="float" office:value="-1.64890186318086" calcext:value-type="float">
            <text:p>-1.6489018632</text:p>
          </table:table-cell>
          <table:table-cell table:style-name="ce42" table:formula="of:=[.G16]-[.H16]" office:value-type="float" office:value="-392" calcext:value-type="float">
            <text:p>-392.00</text:p>
          </table:table-cell>
          <table:table-cell table:style-name="ce46"/>
          <table:table-cell table:style-name="ce49" table:formula="of:=[.F16]-[.$F$40]" office:value-type="float" office:value="-356" calcext:value-type="float">
            <text:p>-356.00</text:p>
          </table:table-cell>
          <table:table-cell table:style-name="ce50" table:formula="of:=[.F16]-[.$F$52]" office:value-type="float" office:value="-363" calcext:value-type="float">
            <text:p>-363.00</text:p>
          </table:table-cell>
          <table:table-cell table:style-name="ce51" table:formula="of:=[.F16]-[.$F$78]" office:value-type="float" office:value="44" calcext:value-type="float">
            <text:p>4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Bilateria+Cnidaria</text:p>
          </table:table-cell>
          <table:table-cell table:style-name="ce13" office:value-type="string" calcext:value-type="string">
            <text:p>EUMET</text:p>
          </table:table-cell>
          <table:table-cell table:style-name="ce12" office:value-type="float" office:value="13" calcext:value-type="float">
            <text:p>13</text:p>
          </table:table-cell>
          <table:table-cell table:style-name="ce11" table:formula="of:=IF([.E17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5527" calcext:value-type="float">
            <text:p>5527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54" calcext:value-type="float">
            <text:p>54</text:p>
          </table:table-cell>
          <table:table-cell table:style-name="ce35" table:formula="of:=[.G17]/[.F17]" office:value-type="percentage" office:value="0.0298534467161209" calcext:value-type="percentage">
            <text:p>2.99%</text:p>
          </table:table-cell>
          <table:table-cell table:style-name="ce35" table:formula="of:=[.H17]/[.F17]" office:value-type="percentage" office:value="0.00977021892527592" calcext:value-type="percentage">
            <text:p>0.98%</text:p>
          </table:table-cell>
          <table:table-cell table:style-name="ce38" table:formula="of:=LOG([.G17]/[.H17])" office:value-type="float" office:value="0.485090184390938" calcext:value-type="float">
            <text:p>0.4850901844</text:p>
          </table:table-cell>
          <table:table-cell table:style-name="ce42" table:formula="of:=[.G17]-[.H17]" office:value-type="float" office:value="111" calcext:value-type="float">
            <text:p>111.00</text:p>
          </table:table-cell>
          <table:table-cell table:style-name="ce46"/>
          <table:table-cell table:style-name="ce49" table:formula="of:=[.F17]-[.$F$40]" office:value-type="float" office:value="36" calcext:value-type="float">
            <text:p>36.00</text:p>
          </table:table-cell>
          <table:table-cell table:style-name="ce50" table:formula="of:=[.F17]-[.$F$52]" office:value-type="float" office:value="29" calcext:value-type="float">
            <text:p>29.00</text:p>
          </table:table-cell>
          <table:table-cell table:style-name="ce51" table:formula="of:=[.F17]-[.$F$78]" office:value-type="float" office:value="436" calcext:value-type="float">
            <text:p>43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Trichoplax</text:p>
          </table:table-cell>
          <table:table-cell table:style-name="ce12" office:value-type="string" calcext:value-type="string">
            <text:p>Tadh</text:p>
          </table:table-cell>
          <table:table-cell table:style-name="ce12" office:value-type="float" office:value="14" calcext:value-type="float">
            <text:p>14</text:p>
          </table:table-cell>
          <table:table-cell table:style-name="ce11" table:formula="of:=IF([.E1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997" calcext:value-type="float">
            <text:p>399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447" calcext:value-type="float">
            <text:p>1447</text:p>
          </table:table-cell>
          <table:table-cell table:style-name="ce35" table:formula="of:=[.G18]/[.F18]" office:value-type="percentage" office:value="0.00700525394045534" calcext:value-type="percentage">
            <text:p>0.70%</text:p>
          </table:table-cell>
          <table:table-cell table:style-name="ce35" table:formula="of:=[.H18]/[.F18]" office:value-type="percentage" office:value="0.362021516137103" calcext:value-type="percentage">
            <text:p>36.20%</text:p>
          </table:table-cell>
          <table:table-cell table:style-name="ce38" table:formula="of:=LOG([.G18]/[.H18])" office:value-type="float" office:value="-1.71331049977682" calcext:value-type="float">
            <text:p>-1.7133104998</text:p>
          </table:table-cell>
          <table:table-cell table:style-name="ce42" table:formula="of:=[.G18]-[.H18]" office:value-type="float" office:value="-1419" calcext:value-type="float">
            <text:p>-1419.00</text:p>
          </table:table-cell>
          <table:table-cell table:style-name="ce46"/>
          <table:table-cell table:style-name="ce49" table:formula="of:=[.F18]-[.$F$40]" office:value-type="float" office:value="-1494" calcext:value-type="float">
            <text:p>-1494.00</text:p>
          </table:table-cell>
          <table:table-cell table:style-name="ce50" table:formula="of:=[.F18]-[.$F$52]" office:value-type="float" office:value="-1501" calcext:value-type="float">
            <text:p>-1501.00</text:p>
          </table:table-cell>
          <table:table-cell table:style-name="ce51" table:formula="of:=[.F18]-[.$F$78]" office:value-type="float" office:value="-1094" calcext:value-type="float">
            <text:p>-109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Bilateria+Cnidaria+Placozoa</text:p>
          </table:table-cell>
          <table:table-cell table:style-name="ce14" office:value-type="string" calcext:value-type="string">
            <text:p>EUMPLA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formula="of:=IF([.E19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2" office:value-type="float" office:value="5416" calcext:value-type="float">
            <text:p>541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4" calcext:value-type="float">
            <text:p>194</text:p>
          </table:table-cell>
          <table:table-cell table:style-name="ce35" table:formula="of:=[.G19]/[.F19]" office:value-type="percentage" office:value="0.00978581979320532" calcext:value-type="percentage">
            <text:p>0.98%</text:p>
          </table:table-cell>
          <table:table-cell table:style-name="ce35" table:formula="of:=[.H19]/[.F19]" office:value-type="percentage" office:value="0.0358197932053176" calcext:value-type="percentage">
            <text:p>3.58%</text:p>
          </table:table-cell>
          <table:table-cell table:style-name="ce38" table:formula="of:=LOG([.G19]/[.H19])" office:value-type="float" office:value="-0.563525860329437" calcext:value-type="float">
            <text:p>-0.5635258603</text:p>
          </table:table-cell>
          <table:table-cell table:style-name="ce42" table:formula="of:=[.G19]-[.H19]" office:value-type="float" office:value="-141" calcext:value-type="float">
            <text:p>-141.00</text:p>
          </table:table-cell>
          <table:table-cell table:style-name="ce46"/>
          <table:table-cell table:style-name="ce49" table:formula="of:=[.F19]-[.$F$40]" office:value-type="float" office:value="-75" calcext:value-type="float">
            <text:p>-75.00</text:p>
          </table:table-cell>
          <table:table-cell table:style-name="ce50" table:formula="of:=[.F19]-[.$F$52]" office:value-type="float" office:value="-82" calcext:value-type="float">
            <text:p>-82.00</text:p>
          </table:table-cell>
          <table:table-cell table:style-name="ce51" table:formula="of:=[.F19]-[.$F$78]" office:value-type="float" office:value="325" calcext:value-type="float">
            <text:p>32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Mnemiopsis leidyi</text:p>
          </table:table-cell>
          <table:table-cell table:style-name="ce12" office:value-type="string" calcext:value-type="string">
            <text:p>Mlei</text:p>
          </table:table-cell>
          <table:table-cell table:style-name="ce12" office:value-type="float" office:value="16" calcext:value-type="float">
            <text:p>16</text:p>
          </table:table-cell>
          <table:table-cell table:style-name="ce11" table:formula="of:=IF([.E2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585" calcext:value-type="float">
            <text:p>358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978" calcext:value-type="float">
            <text:p>1978</text:p>
          </table:table-cell>
          <table:table-cell table:style-name="ce35" table:formula="of:=[.G20]/[.F20]" office:value-type="percentage" office:value="0.00167364016736402" calcext:value-type="percentage">
            <text:p>0.17%</text:p>
          </table:table-cell>
          <table:table-cell table:style-name="ce35" table:formula="of:=[.H20]/[.F20]" office:value-type="percentage" office:value="0.551743375174338" calcext:value-type="percentage">
            <text:p>55.17%</text:p>
          </table:table-cell>
          <table:table-cell table:style-name="ce38" table:formula="of:=LOG([.G20]/[.H20])" office:value-type="float" office:value="-2.51807503687752" calcext:value-type="float">
            <text:p>-2.5180750369</text:p>
          </table:table-cell>
          <table:table-cell table:style-name="ce42" table:formula="of:=[.G20]-[.H20]" office:value-type="float" office:value="-1972" calcext:value-type="float">
            <text:p>-1972.00</text:p>
          </table:table-cell>
          <table:table-cell table:style-name="ce46"/>
          <table:table-cell table:style-name="ce49" table:formula="of:=[.F20]-[.$F$40]" office:value-type="float" office:value="-1906" calcext:value-type="float">
            <text:p>-1906.00</text:p>
          </table:table-cell>
          <table:table-cell table:style-name="ce50" table:formula="of:=[.F20]-[.$F$52]" office:value-type="float" office:value="-1913" calcext:value-type="float">
            <text:p>-1913.00</text:p>
          </table:table-cell>
          <table:table-cell table:style-name="ce51" table:formula="of:=[.F20]-[.$F$78]" office:value-type="float" office:value="-1506" calcext:value-type="float">
            <text:p>-150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Oscarella carmela</text:p>
          </table:table-cell>
          <table:table-cell table:style-name="ce12" office:value-type="string" calcext:value-type="string">
            <text:p>Ocar</text:p>
          </table:table-cell>
          <table:table-cell table:style-name="ce12" office:value-type="float" office:value="17" calcext:value-type="float">
            <text:p>17</text:p>
          </table:table-cell>
          <table:table-cell table:style-name="ce11" table:formula="of:=IF([.E2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25" calcext:value-type="float">
            <text:p>33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394" calcext:value-type="float">
            <text:p>1394</text:p>
          </table:table-cell>
          <table:table-cell table:style-name="ce35" table:formula="of:=[.G21]/[.F21]" office:value-type="percentage" office:value="0.0075187969924812" calcext:value-type="percentage">
            <text:p>0.75%</text:p>
          </table:table-cell>
          <table:table-cell table:style-name="ce35" table:formula="of:=[.H21]/[.F21]" office:value-type="percentage" office:value="0.419248120300752" calcext:value-type="percentage">
            <text:p>41.92%</text:p>
          </table:table-cell>
          <table:table-cell table:style-name="ce38" table:formula="of:=LOG([.G21]/[.H21])" office:value-type="float" office:value="-1.74632276508995" calcext:value-type="float">
            <text:p>-1.7463227651</text:p>
          </table:table-cell>
          <table:table-cell table:style-name="ce42" table:formula="of:=[.G21]-[.H21]" office:value-type="float" office:value="-1369" calcext:value-type="float">
            <text:p>-1369.00</text:p>
          </table:table-cell>
          <table:table-cell table:style-name="ce46"/>
          <table:table-cell table:style-name="ce49" table:formula="of:=[.F21]-[.$F$40]" office:value-type="float" office:value="-2166" calcext:value-type="float">
            <text:p>-2166.00</text:p>
          </table:table-cell>
          <table:table-cell table:style-name="ce50" table:formula="of:=[.F21]-[.$F$52]" office:value-type="float" office:value="-2173" calcext:value-type="float">
            <text:p>-2173.00</text:p>
          </table:table-cell>
          <table:table-cell table:style-name="ce51" table:formula="of:=[.F21]-[.$F$78]" office:value-type="float" office:value="-1766" calcext:value-type="float">
            <text:p>-176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mphimedon queenslandica</text:p>
          </table:table-cell>
          <table:table-cell table:style-name="ce12" office:value-type="string" calcext:value-type="string">
            <text:p>Aque</text:p>
          </table:table-cell>
          <table:table-cell table:style-name="ce12" office:value-type="float" office:value="18" calcext:value-type="float">
            <text:p>18</text:p>
          </table:table-cell>
          <table:table-cell table:style-name="ce11" table:formula="of:=IF([.E2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351" calcext:value-type="float">
            <text:p>4351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430" calcext:value-type="float">
            <text:p>430</text:p>
          </table:table-cell>
          <table:table-cell table:style-name="ce35" table:formula="of:=[.G22]/[.F22]" office:value-type="percentage" office:value="0.0199954033555504" calcext:value-type="percentage">
            <text:p>2.00%</text:p>
          </table:table-cell>
          <table:table-cell table:style-name="ce35" table:formula="of:=[.H22]/[.F22]" office:value-type="percentage" office:value="0.0988278556653643" calcext:value-type="percentage">
            <text:p>9.88%</text:p>
          </table:table-cell>
          <table:table-cell table:style-name="ce38" table:formula="of:=LOG([.G22]/[.H22])" office:value-type="float" office:value="-0.693949202960968" calcext:value-type="float">
            <text:p>-0.693949203</text:p>
          </table:table-cell>
          <table:table-cell table:style-name="ce42" table:formula="of:=[.G22]-[.H22]" office:value-type="float" office:value="-343" calcext:value-type="float">
            <text:p>-343.00</text:p>
          </table:table-cell>
          <table:table-cell table:style-name="ce46"/>
          <table:table-cell table:style-name="ce49" table:formula="of:=[.F22]-[.$F$40]" office:value-type="float" office:value="-1140" calcext:value-type="float">
            <text:p>-1140.00</text:p>
          </table:table-cell>
          <table:table-cell table:style-name="ce50" table:formula="of:=[.F22]-[.$F$52]" office:value-type="float" office:value="-1147" calcext:value-type="float">
            <text:p>-1147.00</text:p>
          </table:table-cell>
          <table:table-cell table:style-name="ce51" table:formula="of:=[.F22]-[.$F$78]" office:value-type="float" office:value="-740" calcext:value-type="float">
            <text:p>-740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Porifera</text:p>
          </table:table-cell>
          <table:table-cell table:style-name="ce14" office:value-type="string" calcext:value-type="string">
            <text:p>PORIFERA</text:p>
          </table:table-cell>
          <table:table-cell table:style-name="ce12" office:value-type="float" office:value="19" calcext:value-type="float">
            <text:p>19</text:p>
          </table:table-cell>
          <table:table-cell table:style-name="ce11" table:formula="of:=IF([.E23]&lt;2;0;1)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2" office:value-type="float" office:value="4694" calcext:value-type="float">
            <text:p>469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70" calcext:value-type="float">
            <text:p>870</text:p>
          </table:table-cell>
          <table:table-cell table:style-name="ce35" table:formula="of:=[.G23]/[.F23]" office:value-type="percentage" office:value="0.00149126544524925" calcext:value-type="percentage">
            <text:p>0.15%</text:p>
          </table:table-cell>
          <table:table-cell table:style-name="ce35" table:formula="of:=[.H23]/[.F23]" office:value-type="percentage" office:value="0.185342991052407" calcext:value-type="percentage">
            <text:p>18.53%</text:p>
          </table:table-cell>
          <table:table-cell table:style-name="ce38" table:formula="of:=LOG([.G23]/[.H23])" office:value-type="float" office:value="-2.09442121260436" calcext:value-type="float">
            <text:p>-2.0944212126</text:p>
          </table:table-cell>
          <table:table-cell table:style-name="ce42" table:formula="of:=[.G23]-[.H23]" office:value-type="float" office:value="-863" calcext:value-type="float">
            <text:p>-863.00</text:p>
          </table:table-cell>
          <table:table-cell table:style-name="ce46"/>
          <table:table-cell table:style-name="ce49" table:formula="of:=[.F23]-[.$F$40]" office:value-type="float" office:value="-797" calcext:value-type="float">
            <text:p>-797.00</text:p>
          </table:table-cell>
          <table:table-cell table:style-name="ce50" table:formula="of:=[.F23]-[.$F$52]" office:value-type="float" office:value="-804" calcext:value-type="float">
            <text:p>-804.00</text:p>
          </table:table-cell>
          <table:table-cell table:style-name="ce51" table:formula="of:=[.F23]-[.$F$78]" office:value-type="float" office:value="-397" calcext:value-type="float">
            <text:p>-397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Metazoa</text:p>
          </table:table-cell>
          <table:table-cell table:style-name="ce15" office:value-type="string" calcext:value-type="string">
            <text:p>METAZOA</text:p>
          </table:table-cell>
          <table:table-cell table:style-name="ce13" office:value-type="float" office:value="20" calcext:value-type="float">
            <text:p>20</text:p>
          </table:table-cell>
          <table:table-cell table:style-name="ce21" table:formula="of:=IF([.E24]&lt;2;0;1)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3" office:value-type="float" office:value="5557" calcext:value-type="float">
            <text:p>5557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49" calcext:value-type="float">
            <text:p>149</text:p>
          </table:table-cell>
          <table:table-cell table:style-name="ce35" table:formula="of:=[.G24]/[.F24]" office:value-type="percentage" office:value="0.0676624077739788" calcext:value-type="percentage">
            <text:p>6.77%</text:p>
          </table:table-cell>
          <table:table-cell table:style-name="ce35" table:formula="of:=[.H24]/[.F24]" office:value-type="percentage" office:value="0.0268130286125607" calcext:value-type="percentage">
            <text:p>2.68%</text:p>
          </table:table-cell>
          <table:table-cell table:style-name="ce39" table:formula="of:=LOG([.G24]/[.H24])" office:value-type="float" office:value="0.402001576515387" calcext:value-type="float">
            <text:p>0.4020015765</text:p>
          </table:table-cell>
          <table:table-cell table:style-name="ce42" table:formula="of:=[.G24]-[.H24]" office:value-type="float" office:value="227" calcext:value-type="float">
            <text:p>227.00</text:p>
          </table:table-cell>
          <table:table-cell table:style-name="ce46"/>
          <table:table-cell table:style-name="ce49" table:formula="of:=[.F24]-[.$F$40]" office:value-type="float" office:value="66" calcext:value-type="float">
            <text:p>66.00</text:p>
          </table:table-cell>
          <table:table-cell table:style-name="ce50" table:formula="of:=[.F24]-[.$F$52]" office:value-type="float" office:value="59" calcext:value-type="float">
            <text:p>59.00</text:p>
          </table:table-cell>
          <table:table-cell table:style-name="ce51" table:formula="of:=[.F24]-[.$F$78]" office:value-type="float" office:value="466" calcext:value-type="float">
            <text:p>46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Monosiga brevicollis</text:p>
          </table:table-cell>
          <table:table-cell table:style-name="ce12" office:value-type="string" calcext:value-type="string">
            <text:p>Mbre</text:p>
          </table:table-cell>
          <table:table-cell table:style-name="ce12" office:value-type="float" office:value="21" calcext:value-type="float">
            <text:p>21</text:p>
          </table:table-cell>
          <table:table-cell table:style-name="ce11" table:formula="of:=IF([.E2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08" calcext:value-type="float">
            <text:p>33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51" calcext:value-type="float">
            <text:p>651</text:p>
          </table:table-cell>
          <table:table-cell table:style-name="ce35" table:formula="of:=[.G25]/[.F25]" office:value-type="percentage" office:value="0.00060459492140266" calcext:value-type="percentage">
            <text:p>0.06%</text:p>
          </table:table-cell>
          <table:table-cell table:style-name="ce35" table:formula="of:=[.H25]/[.F25]" office:value-type="percentage" office:value="0.196795646916566" calcext:value-type="percentage">
            <text:p>19.68%</text:p>
          </table:table-cell>
          <table:table-cell table:style-name="ce38" table:formula="of:=LOG([.G25]/[.H25])" office:value-type="float" office:value="-2.51255099290421" calcext:value-type="float">
            <text:p>-2.5125509929</text:p>
          </table:table-cell>
          <table:table-cell table:style-name="ce42" table:formula="of:=[.G25]-[.H25]" office:value-type="float" office:value="-649" calcext:value-type="float">
            <text:p>-649.00</text:p>
          </table:table-cell>
          <table:table-cell table:style-name="ce46"/>
          <table:table-cell table:style-name="ce49" table:formula="of:=[.F25]-[.$F$40]" office:value-type="float" office:value="-2183" calcext:value-type="float">
            <text:p>-2183.00</text:p>
          </table:table-cell>
          <table:table-cell table:style-name="ce50" table:formula="of:=[.F25]-[.$F$52]" office:value-type="float" office:value="-2190" calcext:value-type="float">
            <text:p>-2190.00</text:p>
          </table:table-cell>
          <table:table-cell table:style-name="ce51" table:formula="of:=[.F25]-[.$F$78]" office:value-type="float" office:value="-1783" calcext:value-type="float">
            <text:p>-1783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alpingoeca rosetta</text:p>
          </table:table-cell>
          <table:table-cell table:style-name="ce12" office:value-type="string" calcext:value-type="string">
            <text:p>Sros</text:p>
          </table:table-cell>
          <table:table-cell table:style-name="ce12" office:value-type="float" office:value="22" calcext:value-type="float">
            <text:p>22</text:p>
          </table:table-cell>
          <table:table-cell table:style-name="ce11" table:formula="of:=IF([.E2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689" calcext:value-type="float">
            <text:p>368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79" calcext:value-type="float">
            <text:p>279</text:p>
          </table:table-cell>
          <table:table-cell table:style-name="ce35" table:formula="of:=[.G26]/[.F26]" office:value-type="percentage" office:value="0.0029818378964489" calcext:value-type="percentage">
            <text:p>0.30%</text:p>
          </table:table-cell>
          <table:table-cell table:style-name="ce35" table:formula="of:=[.H26]/[.F26]" office:value-type="percentage" office:value="0.0756302521008403" calcext:value-type="percentage">
            <text:p>7.56%</text:p>
          </table:table-cell>
          <table:table-cell table:style-name="ce38" table:formula="of:=LOG([.G26]/[.H26])" office:value-type="float" office:value="-1.40421151811537" calcext:value-type="float">
            <text:p>-1.4042115181</text:p>
          </table:table-cell>
          <table:table-cell table:style-name="ce42" table:formula="of:=[.G26]-[.H26]" office:value-type="float" office:value="-268" calcext:value-type="float">
            <text:p>-268.00</text:p>
          </table:table-cell>
          <table:table-cell table:style-name="ce46"/>
          <table:table-cell table:style-name="ce49" table:formula="of:=[.F26]-[.$F$40]" office:value-type="float" office:value="-1802" calcext:value-type="float">
            <text:p>-1802.00</text:p>
          </table:table-cell>
          <table:table-cell table:style-name="ce50" table:formula="of:=[.F26]-[.$F$52]" office:value-type="float" office:value="-1809" calcext:value-type="float">
            <text:p>-1809.00</text:p>
          </table:table-cell>
          <table:table-cell table:style-name="ce51" table:formula="of:=[.F26]-[.$F$78]" office:value-type="float" office:value="-1402" calcext:value-type="float">
            <text:p>-1402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Choanoflagellata</text:p>
          </table:table-cell>
          <table:table-cell table:style-name="ce13" office:value-type="string" calcext:value-type="string">
            <text:p>CHOANOS</text:p>
          </table:table-cell>
          <table:table-cell table:style-name="ce13" office:value-type="float" office:value="23" calcext:value-type="float">
            <text:p>23</text:p>
          </table:table-cell>
          <table:table-cell table:style-name="ce21" table:formula="of:=IF([.E2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3" office:value-type="float" office:value="3957" calcext:value-type="float">
            <text:p>395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76" calcext:value-type="float">
            <text:p>1376</text:p>
          </table:table-cell>
          <table:table-cell table:style-name="ce35" table:formula="of:=[.G27]/[.F27]" office:value-type="percentage" office:value="0.000758150113722517" calcext:value-type="percentage">
            <text:p>0.08%</text:p>
          </table:table-cell>
          <table:table-cell table:style-name="ce35" table:formula="of:=[.H27]/[.F27]" office:value-type="percentage" office:value="0.347738185494061" calcext:value-type="percentage">
            <text:p>34.77%</text:p>
          </table:table-cell>
          <table:table-cell table:style-name="ce39" table:formula="of:=LOG([.G27]/[.H27])" office:value-type="float" office:value="-2.66149717917983" calcext:value-type="float">
            <text:p>-2.6614971792</text:p>
          </table:table-cell>
          <table:table-cell table:style-name="ce42" table:formula="of:=[.G27]-[.H27]" office:value-type="float" office:value="-1373" calcext:value-type="float">
            <text:p>-1373.00</text:p>
          </table:table-cell>
          <table:table-cell table:style-name="ce46"/>
          <table:table-cell table:style-name="ce49" table:formula="of:=[.F27]-[.$F$40]" office:value-type="float" office:value="-1534" calcext:value-type="float">
            <text:p>-1534.00</text:p>
          </table:table-cell>
          <table:table-cell table:style-name="ce50" table:formula="of:=[.F27]-[.$F$52]" office:value-type="float" office:value="-1541" calcext:value-type="float">
            <text:p>-1541.00</text:p>
          </table:table-cell>
          <table:table-cell table:style-name="ce51" table:formula="of:=[.F27]-[.$F$78]" office:value-type="float" office:value="-1134" calcext:value-type="float">
            <text:p>-113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Metazoa+Choanoflagellata</text:p>
          </table:table-cell>
          <table:table-cell table:style-name="ce12" office:value-type="string" calcext:value-type="string">
            <text:p>CHOAZOA</text:p>
          </table:table-cell>
          <table:table-cell table:style-name="ce12" office:value-type="float" office:value="24" calcext:value-type="float">
            <text:p>24</text:p>
          </table:table-cell>
          <table:table-cell table:style-name="ce11" table:formula="of:=IF([.E28]&lt;2;0;1)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5330" calcext:value-type="float">
            <text:p>533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0" calcext:value-type="float">
            <text:p>60</text:p>
          </table:table-cell>
          <table:table-cell table:style-name="ce35" table:formula="of:=[.G28]/[.F28]" office:value-type="percentage" office:value="0.0114446529080675" calcext:value-type="percentage">
            <text:p>1.14%</text:p>
          </table:table-cell>
          <table:table-cell table:style-name="ce35" table:formula="of:=[.H28]/[.F28]" office:value-type="percentage" office:value="0.0112570356472796" calcext:value-type="percentage">
            <text:p>1.13%</text:p>
          </table:table-cell>
          <table:table-cell table:style-name="ce38" table:formula="of:=LOG([.G28]/[.H28])" office:value-type="float" office:value="0.00717858462712338" calcext:value-type="float">
            <text:p>0.0071785846</text:p>
          </table:table-cell>
          <table:table-cell table:style-name="ce42" table:formula="of:=[.G28]-[.H28]" office:value-type="float" office:value="1" calcext:value-type="float">
            <text:p>1.00</text:p>
          </table:table-cell>
          <table:table-cell table:style-name="ce46"/>
          <table:table-cell table:style-name="ce49" table:formula="of:=[.F28]-[.$F$40]" office:value-type="float" office:value="-161" calcext:value-type="float">
            <text:p>-161.00</text:p>
          </table:table-cell>
          <table:table-cell table:style-name="ce50" table:formula="of:=[.F28]-[.$F$52]" office:value-type="float" office:value="-168" calcext:value-type="float">
            <text:p>-168.00</text:p>
          </table:table-cell>
          <table:table-cell table:style-name="ce51" table:formula="of:=[.F28]-[.$F$78]" office:value-type="float" office:value="239" calcext:value-type="float">
            <text:p>23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apsaspora owczarzaki</text:p>
          </table:table-cell>
          <table:table-cell table:style-name="ce12" office:value-type="string" calcext:value-type="string">
            <text:p>Cowc</text:p>
          </table:table-cell>
          <table:table-cell table:style-name="ce12" office:value-type="float" office:value="25" calcext:value-type="float">
            <text:p>25</text:p>
          </table:table-cell>
          <table:table-cell table:style-name="ce11" table:formula="of:=IF([.E2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586" calcext:value-type="float">
            <text:p>358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749" calcext:value-type="float">
            <text:p>1749</text:p>
          </table:table-cell>
          <table:table-cell table:style-name="ce35" table:formula="of:=[.G29]/[.F29]" office:value-type="percentage" office:value="0.00167317345231456" calcext:value-type="percentage">
            <text:p>0.17%</text:p>
          </table:table-cell>
          <table:table-cell table:style-name="ce35" table:formula="of:=[.H29]/[.F29]" office:value-type="percentage" office:value="0.487730061349693" calcext:value-type="percentage">
            <text:p>48.77%</text:p>
          </table:table-cell>
          <table:table-cell table:style-name="ce38" table:formula="of:=LOG([.G29]/[.H29])" office:value-type="float" office:value="-2.46463855909503" calcext:value-type="float">
            <text:p>-2.4646385591</text:p>
          </table:table-cell>
          <table:table-cell table:style-name="ce42" table:formula="of:=[.G29]-[.H29]" office:value-type="float" office:value="-1743" calcext:value-type="float">
            <text:p>-1743.00</text:p>
          </table:table-cell>
          <table:table-cell table:style-name="ce46"/>
          <table:table-cell table:style-name="ce49" table:formula="of:=[.F29]-[.$F$40]" office:value-type="float" office:value="-1905" calcext:value-type="float">
            <text:p>-1905.00</text:p>
          </table:table-cell>
          <table:table-cell table:style-name="ce50" table:formula="of:=[.F29]-[.$F$52]" office:value-type="float" office:value="-1912" calcext:value-type="float">
            <text:p>-1912.00</text:p>
          </table:table-cell>
          <table:table-cell table:style-name="ce51" table:formula="of:=[.F29]-[.$F$78]" office:value-type="float" office:value="-1505" calcext:value-type="float">
            <text:p>-150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Filozoa (Met+Cho+Capsaspora)</text:p>
          </table:table-cell>
          <table:table-cell table:style-name="ce13" office:value-type="string" calcext:value-type="string">
            <text:p>FILOZOA</text:p>
          </table:table-cell>
          <table:table-cell table:style-name="ce12" office:value-type="float" office:value="26" calcext:value-type="float">
            <text:p>26</text:p>
          </table:table-cell>
          <table:table-cell table:style-name="ce11" table:formula="of:=IF([.E30]&lt;2;0;1)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12" office:value-type="float" office:value="5329" calcext:value-type="float">
            <text:p>5329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07" calcext:value-type="float">
            <text:p>207</text:p>
          </table:table-cell>
          <table:table-cell table:style-name="ce35" table:formula="of:=[.G30]/[.F30]" office:value-type="percentage" office:value="0.00844436104334772" calcext:value-type="percentage">
            <text:p>0.84%</text:p>
          </table:table-cell>
          <table:table-cell table:style-name="ce35" table:formula="of:=[.H30]/[.F30]" office:value-type="percentage" office:value="0.0388440607993995" calcext:value-type="percentage">
            <text:p>3.88%</text:p>
          </table:table-cell>
          <table:table-cell table:style-name="ce38" table:formula="of:=LOG([.G30]/[.H30])" office:value-type="float" office:value="-0.662757831681574" calcext:value-type="float">
            <text:p>-0.6627578317</text:p>
          </table:table-cell>
          <table:table-cell table:style-name="ce42" table:formula="of:=[.G30]-[.H30]" office:value-type="float" office:value="-162" calcext:value-type="float">
            <text:p>-162.00</text:p>
          </table:table-cell>
          <table:table-cell table:style-name="ce46"/>
          <table:table-cell table:style-name="ce49" table:formula="of:=[.F30]-[.$F$40]" office:value-type="float" office:value="-162" calcext:value-type="float">
            <text:p>-162.00</text:p>
          </table:table-cell>
          <table:table-cell table:style-name="ce50" table:formula="of:=[.F30]-[.$F$52]" office:value-type="float" office:value="-169" calcext:value-type="float">
            <text:p>-169.00</text:p>
          </table:table-cell>
          <table:table-cell table:style-name="ce51" table:formula="of:=[.F30]-[.$F$78]" office:value-type="float" office:value="238" calcext:value-type="float">
            <text:p>238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phaeroforma arctica</text:p>
          </table:table-cell>
          <table:table-cell table:style-name="ce12" office:value-type="string" calcext:value-type="string">
            <text:p>Sarc</text:p>
          </table:table-cell>
          <table:table-cell table:style-name="ce12" office:value-type="float" office:value="27" calcext:value-type="float">
            <text:p>27</text:p>
          </table:table-cell>
          <table:table-cell table:style-name="ce11" table:formula="of:=IF([.E3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292" calcext:value-type="float">
            <text:p>329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19" calcext:value-type="float">
            <text:p>419</text:p>
          </table:table-cell>
          <table:table-cell table:style-name="ce35" table:formula="of:=[.G31]/[.F31]" office:value-type="percentage" office:value="0.00273390036452005" calcext:value-type="percentage">
            <text:p>0.27%</text:p>
          </table:table-cell>
          <table:table-cell table:style-name="ce35" table:formula="of:=[.H31]/[.F31]" office:value-type="percentage" office:value="0.127278250303767" calcext:value-type="percentage">
            <text:p>12.73%</text:p>
          </table:table-cell>
          <table:table-cell table:style-name="ce38" table:formula="of:=LOG([.G31]/[.H31])" office:value-type="float" office:value="-1.66797151352697" calcext:value-type="float">
            <text:p>-1.6679715135</text:p>
          </table:table-cell>
          <table:table-cell table:style-name="ce42" table:formula="of:=[.G31]-[.H31]" office:value-type="float" office:value="-410" calcext:value-type="float">
            <text:p>-410.00</text:p>
          </table:table-cell>
          <table:table-cell table:style-name="ce46"/>
          <table:table-cell table:style-name="ce49" table:formula="of:=[.F31]-[.$F$40]" office:value-type="float" office:value="-2199" calcext:value-type="float">
            <text:p>-2199.00</text:p>
          </table:table-cell>
          <table:table-cell table:style-name="ce50" table:formula="of:=[.F31]-[.$F$52]" office:value-type="float" office:value="-2206" calcext:value-type="float">
            <text:p>-2206.00</text:p>
          </table:table-cell>
          <table:table-cell table:style-name="ce51" table:formula="of:=[.F31]-[.$F$78]" office:value-type="float" office:value="-1799" calcext:value-type="float">
            <text:p>-179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reolimax fragrantissima</text:p>
          </table:table-cell>
          <table:table-cell table:style-name="ce12" office:value-type="string" calcext:value-type="string">
            <text:p>Cfra</text:p>
          </table:table-cell>
          <table:table-cell table:style-name="ce12" office:value-type="float" office:value="28" calcext:value-type="float">
            <text:p>28</text:p>
          </table:table-cell>
          <table:table-cell table:style-name="ce11" table:formula="of:=IF([.E3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497" calcext:value-type="float">
            <text:p>349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1" calcext:value-type="float">
            <text:p>211</text:p>
          </table:table-cell>
          <table:table-cell table:style-name="ce35" table:formula="of:=[.G32]/[.F32]" office:value-type="percentage" office:value="0.00171575636259651" calcext:value-type="percentage">
            <text:p>0.17%</text:p>
          </table:table-cell>
          <table:table-cell table:style-name="ce35" table:formula="of:=[.H32]/[.F32]" office:value-type="percentage" office:value="0.060337432084644" calcext:value-type="percentage">
            <text:p>6.03%</text:p>
          </table:table-cell>
          <table:table-cell table:style-name="ce38" table:formula="of:=LOG([.G32]/[.H32])" office:value-type="float" office:value="-1.54613120491405" calcext:value-type="float">
            <text:p>-1.5461312049</text:p>
          </table:table-cell>
          <table:table-cell table:style-name="ce42" table:formula="of:=[.G32]-[.H32]" office:value-type="float" office:value="-205" calcext:value-type="float">
            <text:p>-205.00</text:p>
          </table:table-cell>
          <table:table-cell table:style-name="ce46"/>
          <table:table-cell table:style-name="ce49" table:formula="of:=[.F32]-[.$F$40]" office:value-type="float" office:value="-1994" calcext:value-type="float">
            <text:p>-1994.00</text:p>
          </table:table-cell>
          <table:table-cell table:style-name="ce50" table:formula="of:=[.F32]-[.$F$52]" office:value-type="float" office:value="-2001" calcext:value-type="float">
            <text:p>-2001.00</text:p>
          </table:table-cell>
          <table:table-cell table:style-name="ce51" table:formula="of:=[.F32]-[.$F$78]" office:value-type="float" office:value="-1594" calcext:value-type="float">
            <text:p>-159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phaeroforma+Creolimax</text:p>
          </table:table-cell>
          <table:table-cell table:style-name="ce12" office:value-type="string" calcext:value-type="string">
            <text:p>ICCFSA</text:p>
          </table:table-cell>
          <table:table-cell table:style-name="ce12" office:value-type="float" office:value="29" calcext:value-type="float">
            <text:p>29</text:p>
          </table:table-cell>
          <table:table-cell table:style-name="ce11" table:formula="of:=IF([.E3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702" calcext:value-type="float">
            <text:p>370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79" calcext:value-type="float">
            <text:p>179</text:p>
          </table:table-cell>
          <table:table-cell table:style-name="ce35" table:formula="of:=[.G33]/[.F33]" office:value-type="percentage" office:value="0.00162074554294976" calcext:value-type="percentage">
            <text:p>0.16%</text:p>
          </table:table-cell>
          <table:table-cell table:style-name="ce35" table:formula="of:=[.H33]/[.F33]" office:value-type="percentage" office:value="0.0483522420313344" calcext:value-type="percentage">
            <text:p>4.84%</text:p>
          </table:table-cell>
          <table:table-cell table:style-name="ce38" table:formula="of:=LOG([.G33]/[.H33])" office:value-type="float" office:value="-1.47470178059625" calcext:value-type="float">
            <text:p>-1.4747017806</text:p>
          </table:table-cell>
          <table:table-cell table:style-name="ce42" table:formula="of:=[.G33]-[.H33]" office:value-type="float" office:value="-173" calcext:value-type="float">
            <text:p>-173.00</text:p>
          </table:table-cell>
          <table:table-cell table:style-name="ce46"/>
          <table:table-cell table:style-name="ce49" table:formula="of:=[.F33]-[.$F$40]" office:value-type="float" office:value="-1789" calcext:value-type="float">
            <text:p>-1789.00</text:p>
          </table:table-cell>
          <table:table-cell table:style-name="ce50" table:formula="of:=[.F33]-[.$F$52]" office:value-type="float" office:value="-1796" calcext:value-type="float">
            <text:p>-1796.00</text:p>
          </table:table-cell>
          <table:table-cell table:style-name="ce51" table:formula="of:=[.F33]-[.$F$78]" office:value-type="float" office:value="-1389" calcext:value-type="float">
            <text:p>-138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Ichthyophonus hoferi</text:p>
          </table:table-cell>
          <table:table-cell table:style-name="ce12" office:value-type="string" calcext:value-type="string">
            <text:p>Ihof</text:p>
          </table:table-cell>
          <table:table-cell table:style-name="ce12" office:value-type="float" office:value="30" calcext:value-type="float">
            <text:p>30</text:p>
          </table:table-cell>
          <table:table-cell table:style-name="ce11" table:formula="of:=IF([.E3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443" calcext:value-type="float">
            <text:p>24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33" calcext:value-type="float">
            <text:p>1433</text:p>
          </table:table-cell>
          <table:table-cell table:style-name="ce35" table:formula="of:=[.G34]/[.F34]" office:value-type="percentage" office:value="0.000409332787556283" calcext:value-type="percentage">
            <text:p>0.04%</text:p>
          </table:table-cell>
          <table:table-cell table:style-name="ce35" table:formula="of:=[.H34]/[.F34]" office:value-type="percentage" office:value="0.586573884568154" calcext:value-type="percentage">
            <text:p>58.66%</text:p>
          </table:table-cell>
          <table:table-cell table:style-name="ce38" table:formula="of:=LOG([.G34]/[.H34])" office:value-type="float" office:value="-3.15624619039734" calcext:value-type="float">
            <text:p>-3.1562461904</text:p>
          </table:table-cell>
          <table:table-cell table:style-name="ce42" table:formula="of:=[.G34]-[.H34]" office:value-type="float" office:value="-1432" calcext:value-type="float">
            <text:p>-1432.00</text:p>
          </table:table-cell>
          <table:table-cell table:style-name="ce46"/>
          <table:table-cell table:style-name="ce49" table:formula="of:=[.F34]-[.$F$40]" office:value-type="float" office:value="-3048" calcext:value-type="float">
            <text:p>-3048.00</text:p>
          </table:table-cell>
          <table:table-cell table:style-name="ce50" table:formula="of:=[.F34]-[.$F$52]" office:value-type="float" office:value="-3055" calcext:value-type="float">
            <text:p>-3055.00</text:p>
          </table:table-cell>
          <table:table-cell table:style-name="ce51" table:formula="of:=[.F34]-[.$F$78]" office:value-type="float" office:value="-2648" calcext:value-type="float">
            <text:p>-2648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Ichthyophonida</text:p>
          </table:table-cell>
          <table:table-cell table:style-name="ce13" office:value-type="string" calcext:value-type="string">
            <text:p>ICHPHO</text:p>
          </table:table-cell>
          <table:table-cell table:style-name="ce13" office:value-type="float" office:value="31" calcext:value-type="float">
            <text:p>31</text:p>
          </table:table-cell>
          <table:table-cell table:style-name="ce21" table:formula="of:=IF([.E35]&lt;2;0;1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3" office:value-type="float" office:value="3875" calcext:value-type="float">
            <text:p>387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06" calcext:value-type="float">
            <text:p>606</text:p>
          </table:table-cell>
          <table:table-cell table:style-name="ce35" table:formula="of:=[.G35]/[.F35]" office:value-type="percentage" office:value="0.000516129032258065" calcext:value-type="percentage">
            <text:p>0.05%</text:p>
          </table:table-cell>
          <table:table-cell table:style-name="ce35" table:formula="of:=[.H35]/[.F35]" office:value-type="percentage" office:value="0.156387096774194" calcext:value-type="percentage">
            <text:p>15.64%</text:p>
          </table:table-cell>
          <table:table-cell table:style-name="ce39" table:formula="of:=LOG([.G35]/[.H35])" office:value-type="float" office:value="-2.4814426285023" calcext:value-type="float">
            <text:p>-2.4814426285</text:p>
          </table:table-cell>
          <table:table-cell table:style-name="ce42" table:formula="of:=[.G35]-[.H35]" office:value-type="float" office:value="-604" calcext:value-type="float">
            <text:p>-604.00</text:p>
          </table:table-cell>
          <table:table-cell table:style-name="ce46"/>
          <table:table-cell table:style-name="ce49" table:formula="of:=[.F35]-[.$F$40]" office:value-type="float" office:value="-1616" calcext:value-type="float">
            <text:p>-1616.00</text:p>
          </table:table-cell>
          <table:table-cell table:style-name="ce50" table:formula="of:=[.F35]-[.$F$52]" office:value-type="float" office:value="-1623" calcext:value-type="float">
            <text:p>-1623.00</text:p>
          </table:table-cell>
          <table:table-cell table:style-name="ce51" table:formula="of:=[.F35]-[.$F$78]" office:value-type="float" office:value="-1216" calcext:value-type="float">
            <text:p>-121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hromosphaera perkinsii</text:p>
          </table:table-cell>
          <table:table-cell table:style-name="ce12" office:value-type="string" calcext:value-type="string">
            <text:p>Nk52</text:p>
          </table:table-cell>
          <table:table-cell table:style-name="ce12" office:value-type="float" office:value="32" calcext:value-type="float">
            <text:p>32</text:p>
          </table:table-cell>
          <table:table-cell table:style-name="ce11" table:formula="of:=IF([.E3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802" calcext:value-type="float">
            <text:p>380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89" calcext:value-type="float">
            <text:p>689</text:p>
          </table:table-cell>
          <table:table-cell table:style-name="ce35" table:formula="of:=[.G36]/[.F36]" office:value-type="percentage" office:value="0.00315623356128353" calcext:value-type="percentage">
            <text:p>0.32%</text:p>
          </table:table-cell>
          <table:table-cell table:style-name="ce35" table:formula="of:=[.H36]/[.F36]" office:value-type="percentage" office:value="0.181220410310363" calcext:value-type="percentage">
            <text:p>18.12%</text:p>
          </table:table-cell>
          <table:table-cell table:style-name="ce38" table:formula="of:=LOG([.G36]/[.H36])" office:value-type="float" office:value="-1.75903797586" calcext:value-type="float">
            <text:p>-1.7590379759</text:p>
          </table:table-cell>
          <table:table-cell table:style-name="ce42" table:formula="of:=[.G36]-[.H36]" office:value-type="float" office:value="-677" calcext:value-type="float">
            <text:p>-677.00</text:p>
          </table:table-cell>
          <table:table-cell table:style-name="ce46"/>
          <table:table-cell table:style-name="ce49" table:formula="of:=[.F36]-[.$F$40]" office:value-type="float" office:value="-1689" calcext:value-type="float">
            <text:p>-1689.00</text:p>
          </table:table-cell>
          <table:table-cell table:style-name="ce50" table:formula="of:=[.F36]-[.$F$52]" office:value-type="float" office:value="-1696" calcext:value-type="float">
            <text:p>-1696.00</text:p>
          </table:table-cell>
          <table:table-cell table:style-name="ce51" table:formula="of:=[.F36]-[.$F$78]" office:value-type="float" office:value="-1289" calcext:value-type="float">
            <text:p>-1289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Ichthyosporea</text:p>
          </table:table-cell>
          <table:table-cell table:style-name="ce13" office:value-type="string" calcext:value-type="string">
            <text:p>ICHTHY</text:p>
          </table:table-cell>
          <table:table-cell table:style-name="ce13" office:value-type="float" office:value="33" calcext:value-type="float">
            <text:p>33</text:p>
          </table:table-cell>
          <table:table-cell table:style-name="ce21" table:formula="of:=IF([.E37]&lt;2;0;1)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3" office:value-type="float" office:value="4479" calcext:value-type="float">
            <text:p>44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4" calcext:value-type="float">
            <text:p>134</text:p>
          </table:table-cell>
          <table:table-cell table:style-name="ce35" table:formula="of:=[.G37]/[.F37]" office:value-type="percentage" office:value="0.000223264121455682" calcext:value-type="percentage">
            <text:p>0.02%</text:p>
          </table:table-cell>
          <table:table-cell table:style-name="ce35" table:formula="of:=[.H37]/[.F37]" office:value-type="percentage" office:value="0.0299173922750614" calcext:value-type="percentage">
            <text:p>2.99%</text:p>
          </table:table-cell>
          <table:table-cell table:style-name="ce39" table:formula="of:=LOG([.G37]/[.H37])" office:value-type="float" office:value="-2.12710479836481" calcext:value-type="float">
            <text:p>-2.1271047984</text:p>
          </table:table-cell>
          <table:table-cell table:style-name="ce42" table:formula="of:=[.G37]-[.H37]" office:value-type="float" office:value="-133" calcext:value-type="float">
            <text:p>-133.00</text:p>
          </table:table-cell>
          <table:table-cell table:style-name="ce46"/>
          <table:table-cell table:style-name="ce49" table:formula="of:=[.F37]-[.$F$40]" office:value-type="float" office:value="-1012" calcext:value-type="float">
            <text:p>-1012.00</text:p>
          </table:table-cell>
          <table:table-cell table:style-name="ce50" table:formula="of:=[.F37]-[.$F$52]" office:value-type="float" office:value="-1019" calcext:value-type="float">
            <text:p>-1019.00</text:p>
          </table:table-cell>
          <table:table-cell table:style-name="ce51" table:formula="of:=[.F37]-[.$F$78]" office:value-type="float" office:value="-612" calcext:value-type="float">
            <text:p>-61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orallochytrium limacisporum</text:p>
          </table:table-cell>
          <table:table-cell table:style-name="ce12" office:value-type="string" calcext:value-type="string">
            <text:p>Clim</text:p>
          </table:table-cell>
          <table:table-cell table:style-name="ce12" office:value-type="float" office:value="34" calcext:value-type="float">
            <text:p>34</text:p>
          </table:table-cell>
          <table:table-cell table:style-name="ce11" table:formula="of:=IF([.E3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290" calcext:value-type="float">
            <text:p>329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31" calcext:value-type="float">
            <text:p>1331</text:p>
          </table:table-cell>
          <table:table-cell table:style-name="ce35" table:formula="of:=[.G38]/[.F38]" office:value-type="percentage" office:value="0.00273556231003039" calcext:value-type="percentage">
            <text:p>0.27%</text:p>
          </table:table-cell>
          <table:table-cell table:style-name="ce35" table:formula="of:=[.H38]/[.F38]" office:value-type="percentage" office:value="0.404559270516717" calcext:value-type="percentage">
            <text:p>40.46%</text:p>
          </table:table-cell>
          <table:table-cell table:style-name="ce38" table:formula="of:=LOG([.G38]/[.H38])" office:value-type="float" office:value="-2.16993554603535" calcext:value-type="float">
            <text:p>-2.169935546</text:p>
          </table:table-cell>
          <table:table-cell table:style-name="ce42" table:formula="of:=[.G38]-[.H38]" office:value-type="float" office:value="-1322" calcext:value-type="float">
            <text:p>-1322.00</text:p>
          </table:table-cell>
          <table:table-cell table:style-name="ce46"/>
          <table:table-cell table:style-name="ce49" table:formula="of:=[.F38]-[.$F$40]" office:value-type="float" office:value="-2201" calcext:value-type="float">
            <text:p>-2201.00</text:p>
          </table:table-cell>
          <table:table-cell table:style-name="ce50" table:formula="of:=[.F38]-[.$F$52]" office:value-type="float" office:value="-2208" calcext:value-type="float">
            <text:p>-2208.00</text:p>
          </table:table-cell>
          <table:table-cell table:style-name="ce51" table:formula="of:=[.F38]-[.$F$78]" office:value-type="float" office:value="-1801" calcext:value-type="float">
            <text:p>-1801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Teretosporea</text:p>
          </table:table-cell>
          <table:table-cell table:style-name="ce13" office:value-type="string" calcext:value-type="string">
            <text:p>TERETO</text:p>
          </table:table-cell>
          <table:table-cell table:style-name="ce13" office:value-type="float" office:value="35" calcext:value-type="float">
            <text:p>35</text:p>
          </table:table-cell>
          <table:table-cell table:style-name="ce21" table:formula="of:=IF([.E39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3" office:value-type="float" office:value="4612" calcext:value-type="float">
            <text:p>46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83" calcext:value-type="float">
            <text:p>883</text:p>
          </table:table-cell>
          <table:table-cell table:style-name="ce35" table:formula="of:=[.G39]/[.F39]" office:value-type="percentage" office:value="0.000867302688638335" calcext:value-type="percentage">
            <text:p>0.09%</text:p>
          </table:table-cell>
          <table:table-cell table:style-name="ce35" table:formula="of:=[.H39]/[.F39]" office:value-type="percentage" office:value="0.191457068516912" calcext:value-type="percentage">
            <text:p>19.15%</text:p>
          </table:table-cell>
          <table:table-cell table:style-name="ce39" table:formula="of:=LOG([.G39]/[.H39])" office:value-type="float" office:value="-2.34390071224961" calcext:value-type="float">
            <text:p>-2.3439007122</text:p>
          </table:table-cell>
          <table:table-cell table:style-name="ce42" table:formula="of:=[.G39]-[.H39]" office:value-type="float" office:value="-879" calcext:value-type="float">
            <text:p>-879.00</text:p>
          </table:table-cell>
          <table:table-cell table:style-name="ce46"/>
          <table:table-cell table:style-name="ce49" table:formula="of:=[.F39]-[.$F$40]" office:value-type="float" office:value="-879" calcext:value-type="float">
            <text:p>-879.00</text:p>
          </table:table-cell>
          <table:table-cell table:style-name="ce50" table:formula="of:=[.F39]-[.$F$52]" office:value-type="float" office:value="-886" calcext:value-type="float">
            <text:p>-886.00</text:p>
          </table:table-cell>
          <table:table-cell table:style-name="ce51" table:formula="of:=[.F39]-[.$F$78]" office:value-type="float" office:value="-479" calcext:value-type="float">
            <text:p>-479.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Holozoa</text:p>
          </table:table-cell>
          <table:table-cell table:style-name="ce16" office:value-type="string" calcext:value-type="string">
            <text:p>HOLOZOA</text:p>
          </table:table-cell>
          <table:table-cell table:style-name="ce13" office:value-type="float" office:value="36" calcext:value-type="float">
            <text:p>36</text:p>
          </table:table-cell>
          <table:table-cell table:style-name="ce21" table:formula="of:=IF([.E40]&lt;2;0;1)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3" office:value-type="float" office:value="5491" calcext:value-type="float">
            <text:p>549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1" calcext:value-type="float">
            <text:p>161</text:p>
          </table:table-cell>
          <table:table-cell table:style-name="ce35" table:formula="of:=[.G40]/[.F40]" office:value-type="percentage" office:value="0.0280458932799126" calcext:value-type="percentage">
            <text:p>2.80%</text:p>
          </table:table-cell>
          <table:table-cell table:style-name="ce35" table:formula="of:=[.H40]/[.F40]" office:value-type="percentage" office:value="0.0293207066108177" calcext:value-type="percentage">
            <text:p>2.93%</text:p>
          </table:table-cell>
          <table:table-cell table:style-name="ce39" table:formula="of:=LOG([.G40]/[.H40])" office:value-type="float" office:value="-0.0193051551953866" calcext:value-type="float">
            <text:p>-0.0193051552</text:p>
          </table:table-cell>
          <table:table-cell table:style-name="ce42" table:formula="of:=[.G40]-[.H40]" office:value-type="float" office:value="-7" calcext:value-type="float">
            <text:p>-7.00</text:p>
          </table:table-cell>
          <table:table-cell table:style-name="ce46"/>
          <table:table-cell table:style-name="ce49" table:formula="of:=[.F40]-[.$F$40]" office:value-type="float" office:value="0" calcext:value-type="float">
            <text:p>0.00</text:p>
          </table:table-cell>
          <table:table-cell table:style-name="ce50" table:formula="of:=[.F40]-[.$F$52]" office:value-type="float" office:value="-7" calcext:value-type="float">
            <text:p>-7.00</text:p>
          </table:table-cell>
          <table:table-cell table:style-name="ce51" table:formula="of:=[.F40]-[.$F$78]" office:value-type="float" office:value="400" calcext:value-type="float">
            <text:p>400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chizosaccharomyces pombe</text:p>
          </table:table-cell>
          <table:table-cell table:style-name="ce12" office:value-type="string" calcext:value-type="string">
            <text:p>Spom</text:p>
          </table:table-cell>
          <table:table-cell table:style-name="ce12" office:value-type="float" office:value="37" calcext:value-type="float">
            <text:p>37</text:p>
          </table:table-cell>
          <table:table-cell table:style-name="ce11" table:formula="of:=IF([.E4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088" calcext:value-type="float">
            <text:p>308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89" calcext:value-type="float">
            <text:p>689</text:p>
          </table:table-cell>
          <table:table-cell table:style-name="ce35" table:formula="of:=[.G41]/[.F41]" office:value-type="percentage" office:value="0.0123056994818653" calcext:value-type="percentage">
            <text:p>1.23%</text:p>
          </table:table-cell>
          <table:table-cell table:style-name="ce35" table:formula="of:=[.H41]/[.F41]" office:value-type="percentage" office:value="0.223121761658031" calcext:value-type="percentage">
            <text:p>22.31%</text:p>
          </table:table-cell>
          <table:table-cell table:style-name="ce38" table:formula="of:=LOG([.G41]/[.H41])" office:value-type="float" office:value="-1.25843562529082" calcext:value-type="float">
            <text:p>-1.2584356253</text:p>
          </table:table-cell>
          <table:table-cell table:style-name="ce42" table:formula="of:=[.G41]-[.H41]" office:value-type="float" office:value="-651" calcext:value-type="float">
            <text:p>-651.00</text:p>
          </table:table-cell>
          <table:table-cell table:style-name="ce46"/>
          <table:table-cell table:style-name="ce49"/>
          <table:table-cell table:style-name="ce50" table:formula="of:=[.F41]-[.$F$52]" office:value-type="float" office:value="-2410" calcext:value-type="float">
            <text:p>-2410.00</text:p>
          </table:table-cell>
          <table:table-cell table:style-name="ce51" table:formula="of:=[.F41]-[.$F$78]" office:value-type="float" office:value="-2003" calcext:value-type="float">
            <text:p>-2003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Neurospora crassa</text:p>
          </table:table-cell>
          <table:table-cell table:style-name="ce12" office:value-type="string" calcext:value-type="string">
            <text:p>Ncra</text:p>
          </table:table-cell>
          <table:table-cell table:style-name="ce12" office:value-type="float" office:value="38" calcext:value-type="float">
            <text:p>38</text:p>
          </table:table-cell>
          <table:table-cell table:style-name="ce11" table:formula="of:=IF([.E4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622" calcext:value-type="float">
            <text:p>362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83" calcext:value-type="float">
            <text:p>183</text:p>
          </table:table-cell>
          <table:table-cell table:style-name="ce35" table:formula="of:=[.G42]/[.F42]" office:value-type="percentage" office:value="0.0182219768083932" calcext:value-type="percentage">
            <text:p>1.82%</text:p>
          </table:table-cell>
          <table:table-cell table:style-name="ce35" table:formula="of:=[.H42]/[.F42]" office:value-type="percentage" office:value="0.0505245720596356" calcext:value-type="percentage">
            <text:p>5.05%</text:p>
          </table:table-cell>
          <table:table-cell table:style-name="ce38" table:formula="of:=LOG([.G42]/[.H42])" office:value-type="float" office:value="-0.442907154188561" calcext:value-type="float">
            <text:p>-0.4429071542</text:p>
          </table:table-cell>
          <table:table-cell table:style-name="ce42" table:formula="of:=[.G42]-[.H42]" office:value-type="float" office:value="-117" calcext:value-type="float">
            <text:p>-117.00</text:p>
          </table:table-cell>
          <table:table-cell table:style-name="ce46"/>
          <table:table-cell table:style-name="ce49"/>
          <table:table-cell table:style-name="ce50" table:formula="of:=[.F42]-[.$F$52]" office:value-type="float" office:value="-1876" calcext:value-type="float">
            <text:p>-1876.00</text:p>
          </table:table-cell>
          <table:table-cell table:style-name="ce51" table:formula="of:=[.F42]-[.$F$78]" office:value-type="float" office:value="-1469" calcext:value-type="float">
            <text:p>-146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scomycota</text:p>
          </table:table-cell>
          <table:table-cell table:style-name="ce12" office:value-type="string" calcext:value-type="string">
            <text:p>ASCOMY</text:p>
          </table:table-cell>
          <table:table-cell table:style-name="ce12" office:value-type="float" office:value="39" calcext:value-type="float">
            <text:p>39</text:p>
          </table:table-cell>
          <table:table-cell table:style-name="ce11" table:formula="of:=IF([.E43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739" calcext:value-type="float">
            <text:p>373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21" calcext:value-type="float">
            <text:p>121</text:p>
          </table:table-cell>
          <table:table-cell table:style-name="ce35" table:formula="of:=[.G43]/[.F43]" office:value-type="percentage" office:value="0.0115004011767852" calcext:value-type="percentage">
            <text:p>1.15%</text:p>
          </table:table-cell>
          <table:table-cell table:style-name="ce35" table:formula="of:=[.H43]/[.F43]" office:value-type="percentage" office:value="0.0323615940090933" calcext:value-type="percentage">
            <text:p>3.24%</text:p>
          </table:table-cell>
          <table:table-cell table:style-name="ce38" table:formula="of:=LOG([.G43]/[.H43])" office:value-type="float" office:value="-0.449316914736863" calcext:value-type="float">
            <text:p>-0.4493169147</text:p>
          </table:table-cell>
          <table:table-cell table:style-name="ce42" table:formula="of:=[.G43]-[.H43]" office:value-type="float" office:value="-78" calcext:value-type="float">
            <text:p>-78.00</text:p>
          </table:table-cell>
          <table:table-cell table:style-name="ce46"/>
          <table:table-cell table:style-name="ce49"/>
          <table:table-cell table:style-name="ce50" table:formula="of:=[.F43]-[.$F$52]" office:value-type="float" office:value="-1759" calcext:value-type="float">
            <text:p>-1759.00</text:p>
          </table:table-cell>
          <table:table-cell table:style-name="ce51" table:formula="of:=[.F43]-[.$F$78]" office:value-type="float" office:value="-1352" calcext:value-type="float">
            <text:p>-135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ryptococcus neoformans</text:p>
          </table:table-cell>
          <table:table-cell table:style-name="ce12" office:value-type="string" calcext:value-type="string">
            <text:p>Cneo</text:p>
          </table:table-cell>
          <table:table-cell table:style-name="ce12" office:value-type="float" office:value="40" calcext:value-type="float">
            <text:p>40</text:p>
          </table:table-cell>
          <table:table-cell table:style-name="ce11" table:formula="of:=IF([.E4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200" calcext:value-type="float">
            <text:p>320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25" calcext:value-type="float">
            <text:p>625</text:p>
          </table:table-cell>
          <table:table-cell table:style-name="ce35" table:formula="of:=[.G44]/[.F44]" office:value-type="percentage" office:value="0.0025" calcext:value-type="percentage">
            <text:p>0.25%</text:p>
          </table:table-cell>
          <table:table-cell table:style-name="ce35" table:formula="of:=[.H44]/[.F44]" office:value-type="percentage" office:value="0.1953125" calcext:value-type="percentage">
            <text:p>19.53%</text:p>
          </table:table-cell>
          <table:table-cell table:style-name="ce38" table:formula="of:=LOG([.G44]/[.H44])" office:value-type="float" office:value="-1.89279003035213" calcext:value-type="float">
            <text:p>-1.8927900304</text:p>
          </table:table-cell>
          <table:table-cell table:style-name="ce42" table:formula="of:=[.G44]-[.H44]" office:value-type="float" office:value="-617" calcext:value-type="float">
            <text:p>-617.00</text:p>
          </table:table-cell>
          <table:table-cell table:style-name="ce46"/>
          <table:table-cell table:style-name="ce49"/>
          <table:table-cell table:style-name="ce50" table:formula="of:=[.F44]-[.$F$52]" office:value-type="float" office:value="-2298" calcext:value-type="float">
            <text:p>-2298.00</text:p>
          </table:table-cell>
          <table:table-cell table:style-name="ce51" table:formula="of:=[.F44]-[.$F$78]" office:value-type="float" office:value="-1891" calcext:value-type="float">
            <text:p>-1891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Dikarya</text:p>
          </table:table-cell>
          <table:table-cell table:style-name="ce12" office:value-type="string" calcext:value-type="string">
            <text:p>DIKARYA</text:p>
          </table:table-cell>
          <table:table-cell table:style-name="ce12" office:value-type="float" office:value="41" calcext:value-type="float">
            <text:p>41</text:p>
          </table:table-cell>
          <table:table-cell table:style-name="ce11" table:formula="of:=IF([.E45]&lt;2;0;1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817" calcext:value-type="float">
            <text:p>381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734" calcext:value-type="float">
            <text:p>734</text:p>
          </table:table-cell>
          <table:table-cell table:style-name="ce35" table:formula="of:=[.G45]/[.F45]" office:value-type="percentage" office:value="0.00707361802462667" calcext:value-type="percentage">
            <text:p>0.71%</text:p>
          </table:table-cell>
          <table:table-cell table:style-name="ce35" table:formula="of:=[.H45]/[.F45]" office:value-type="percentage" office:value="0.19229761592874" calcext:value-type="percentage">
            <text:p>19.23%</text:p>
          </table:table-cell>
          <table:table-cell table:style-name="ce38" table:formula="of:=LOG([.G45]/[.H45])" office:value-type="float" office:value="-1.43433229575708" calcext:value-type="float">
            <text:p>-1.4343322958</text:p>
          </table:table-cell>
          <table:table-cell table:style-name="ce42" table:formula="of:=[.G45]-[.H45]" office:value-type="float" office:value="-707" calcext:value-type="float">
            <text:p>-707.00</text:p>
          </table:table-cell>
          <table:table-cell table:style-name="ce46"/>
          <table:table-cell table:style-name="ce49"/>
          <table:table-cell table:style-name="ce50" table:formula="of:=[.F45]-[.$F$52]" office:value-type="float" office:value="-1681" calcext:value-type="float">
            <text:p>-1681.00</text:p>
          </table:table-cell>
          <table:table-cell table:style-name="ce51" table:formula="of:=[.F45]-[.$F$78]" office:value-type="float" office:value="-1274" calcext:value-type="float">
            <text:p>-1274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Mortierella verticillata</text:p>
          </table:table-cell>
          <table:table-cell table:style-name="ce12" office:value-type="string" calcext:value-type="string">
            <text:p>Mver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formula="of:=IF([.E4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620" calcext:value-type="float">
            <text:p>36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19" calcext:value-type="float">
            <text:p>919</text:p>
          </table:table-cell>
          <table:table-cell table:style-name="ce35" table:formula="of:=[.G46]/[.F46]" office:value-type="percentage" office:value="0.00414364640883978" calcext:value-type="percentage">
            <text:p>0.41%</text:p>
          </table:table-cell>
          <table:table-cell table:style-name="ce35" table:formula="of:=[.H46]/[.F46]" office:value-type="percentage" office:value="0.253867403314917" calcext:value-type="percentage">
            <text:p>25.39%</text:p>
          </table:table-cell>
          <table:table-cell table:style-name="ce38" table:formula="of:=LOG([.G46]/[.H46])" office:value-type="float" office:value="-1.78722425233043" calcext:value-type="float">
            <text:p>-1.7872242523</text:p>
          </table:table-cell>
          <table:table-cell table:style-name="ce42" table:formula="of:=[.G46]-[.H46]" office:value-type="float" office:value="-904" calcext:value-type="float">
            <text:p>-904.00</text:p>
          </table:table-cell>
          <table:table-cell table:style-name="ce46"/>
          <table:table-cell table:style-name="ce49"/>
          <table:table-cell table:style-name="ce50" table:formula="of:=[.F46]-[.$F$52]" office:value-type="float" office:value="-1878" calcext:value-type="float">
            <text:p>-1878.00</text:p>
          </table:table-cell>
          <table:table-cell table:style-name="ce51" table:formula="of:=[.F46]-[.$F$78]" office:value-type="float" office:value="-1471" calcext:value-type="float">
            <text:p>-1471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pizellomyces punctatus</text:p>
          </table:table-cell>
          <table:table-cell table:style-name="ce12" office:value-type="string" calcext:value-type="string">
            <text:p>Spun</text:p>
          </table:table-cell>
          <table:table-cell table:style-name="ce12" office:value-type="float" office:value="43" calcext:value-type="float">
            <text:p>43</text:p>
          </table:table-cell>
          <table:table-cell table:style-name="ce11" table:formula="of:=IF([.E4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709" calcext:value-type="float">
            <text:p>370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24" calcext:value-type="float">
            <text:p>824</text:p>
          </table:table-cell>
          <table:table-cell table:style-name="ce35" table:formula="of:=[.G47]/[.F47]" office:value-type="percentage" office:value="0.00242653006201132" calcext:value-type="percentage">
            <text:p>0.24%</text:p>
          </table:table-cell>
          <table:table-cell table:style-name="ce35" table:formula="of:=[.H47]/[.F47]" office:value-type="percentage" office:value="0.222162307899703" calcext:value-type="percentage">
            <text:p>22.22%</text:p>
          </table:table-cell>
          <table:table-cell table:style-name="ce38" table:formula="of:=LOG([.G47]/[.H47])" office:value-type="float" office:value="-1.96168470225779" calcext:value-type="float">
            <text:p>-1.9616847023</text:p>
          </table:table-cell>
          <table:table-cell table:style-name="ce42" table:formula="of:=[.G47]-[.H47]" office:value-type="float" office:value="-815" calcext:value-type="float">
            <text:p>-815.00</text:p>
          </table:table-cell>
          <table:table-cell table:style-name="ce46"/>
          <table:table-cell table:style-name="ce49"/>
          <table:table-cell table:style-name="ce50" table:formula="of:=[.F47]-[.$F$52]" office:value-type="float" office:value="-1789" calcext:value-type="float">
            <text:p>-1789.00</text:p>
          </table:table-cell>
          <table:table-cell table:style-name="ce51" table:formula="of:=[.F47]-[.$F$78]" office:value-type="float" office:value="-1382" calcext:value-type="float">
            <text:p>-1382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Gonapodya prolifera</text:p>
          </table:table-cell>
          <table:table-cell table:style-name="ce12" office:value-type="string" calcext:value-type="string">
            <text:p>Gpro</text:p>
          </table:table-cell>
          <table:table-cell table:style-name="ce12" office:value-type="float" office:value="44" calcext:value-type="float">
            <text:p>44</text:p>
          </table:table-cell>
          <table:table-cell table:style-name="ce11" table:formula="of:=IF([.E4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432" calcext:value-type="float">
            <text:p>343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99" calcext:value-type="float">
            <text:p>1099</text:p>
          </table:table-cell>
          <table:table-cell table:style-name="ce35" table:formula="of:=[.G48]/[.F48]" office:value-type="percentage" office:value="0.00203962703962704" calcext:value-type="percentage">
            <text:p>0.20%</text:p>
          </table:table-cell>
          <table:table-cell table:style-name="ce35" table:formula="of:=[.H48]/[.F48]" office:value-type="percentage" office:value="0.320221445221445" calcext:value-type="percentage">
            <text:p>32.02%</text:p>
          </table:table-cell>
          <table:table-cell table:style-name="ce38" table:formula="of:=LOG([.G48]/[.H48])" office:value-type="float" office:value="-2.19589965240923" calcext:value-type="float">
            <text:p>-2.1958996524</text:p>
          </table:table-cell>
          <table:table-cell table:style-name="ce42" table:formula="of:=[.G48]-[.H48]" office:value-type="float" office:value="-1092" calcext:value-type="float">
            <text:p>-1092.00</text:p>
          </table:table-cell>
          <table:table-cell table:style-name="ce46"/>
          <table:table-cell table:style-name="ce49"/>
          <table:table-cell table:style-name="ce50" table:formula="of:=[.F48]-[.$F$52]" office:value-type="float" office:value="-2066" calcext:value-type="float">
            <text:p>-2066.00</text:p>
          </table:table-cell>
          <table:table-cell table:style-name="ce51" table:formula="of:=[.F48]-[.$F$78]" office:value-type="float" office:value="-1659" calcext:value-type="float">
            <text:p>-165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Fungi</text:p>
          </table:table-cell>
          <table:table-cell table:style-name="ce17" office:value-type="string" calcext:value-type="string">
            <text:p>FUNGI</text:p>
          </table:table-cell>
          <table:table-cell table:style-name="ce12" office:value-type="float" office:value="45" calcext:value-type="float">
            <text:p>45</text:p>
          </table:table-cell>
          <table:table-cell table:style-name="ce11" table:formula="of:=IF([.E49]&lt;2;0;1)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2" office:value-type="float" office:value="4524" calcext:value-type="float">
            <text:p>4524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96" calcext:value-type="float">
            <text:p>96</text:p>
          </table:table-cell>
          <table:table-cell table:style-name="ce35" table:formula="of:=[.G49]/[.F49]" office:value-type="percentage" office:value="0.0229885057471264" calcext:value-type="percentage">
            <text:p>2.30%</text:p>
          </table:table-cell>
          <table:table-cell table:style-name="ce35" table:formula="of:=[.H49]/[.F49]" office:value-type="percentage" office:value="0.0212201591511936" calcext:value-type="percentage">
            <text:p>2.12%</text:p>
          </table:table-cell>
          <table:table-cell table:style-name="ce38" table:formula="of:=LOG([.G49]/[.H49])" office:value-type="float" office:value="0.0347621062592119" calcext:value-type="float">
            <text:p>0.0347621063</text:p>
          </table:table-cell>
          <table:table-cell table:style-name="ce42" table:formula="of:=[.G49]-[.H49]" office:value-type="float" office:value="8" calcext:value-type="float">
            <text:p>8.00</text:p>
          </table:table-cell>
          <table:table-cell table:style-name="ce46"/>
          <table:table-cell table:style-name="ce49"/>
          <table:table-cell table:style-name="ce50" table:formula="of:=[.F49]-[.$F$52]" office:value-type="float" office:value="-974" calcext:value-type="float">
            <text:p>-974.00</text:p>
          </table:table-cell>
          <table:table-cell table:style-name="ce51" table:formula="of:=[.F49]-[.$F$78]" office:value-type="float" office:value="-567" calcext:value-type="float">
            <text:p>-56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Fonticula alba</text:p>
          </table:table-cell>
          <table:table-cell table:style-name="ce12" office:value-type="string" calcext:value-type="string">
            <text:p>Falb</text:p>
          </table:table-cell>
          <table:table-cell table:style-name="ce12" office:value-type="float" office:value="46" calcext:value-type="float">
            <text:p>46</text:p>
          </table:table-cell>
          <table:table-cell table:style-name="ce11" table:formula="of:=IF([.E50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457" calcext:value-type="float">
            <text:p>24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60" calcext:value-type="float">
            <text:p>2060</text:p>
          </table:table-cell>
          <table:table-cell table:style-name="ce35" table:formula="of:=[.G50]/[.F50]" office:value-type="percentage" office:value="0.000407000407000407" calcext:value-type="percentage">
            <text:p>0.04%</text:p>
          </table:table-cell>
          <table:table-cell table:style-name="ce35" table:formula="of:=[.H50]/[.F50]" office:value-type="percentage" office:value="0.838420838420838" calcext:value-type="percentage">
            <text:p>83.84%</text:p>
          </table:table-cell>
          <table:table-cell table:style-name="ce38" table:formula="of:=LOG([.G50]/[.H50])" office:value-type="float" office:value="-3.31386722036915" calcext:value-type="float">
            <text:p>-3.3138672204</text:p>
          </table:table-cell>
          <table:table-cell table:style-name="ce42" table:formula="of:=[.G50]-[.H50]" office:value-type="float" office:value="-2059" calcext:value-type="float">
            <text:p>-2059.00</text:p>
          </table:table-cell>
          <table:table-cell table:style-name="ce46"/>
          <table:table-cell table:style-name="ce49"/>
          <table:table-cell table:style-name="ce50" table:formula="of:=[.F50]-[.$F$52]" office:value-type="float" office:value="-3041" calcext:value-type="float">
            <text:p>-3041.00</text:p>
          </table:table-cell>
          <table:table-cell table:style-name="ce51" table:formula="of:=[.F50]-[.$F$78]" office:value-type="float" office:value="-2634" calcext:value-type="float">
            <text:p>-263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Holomycota</text:p>
          </table:table-cell>
          <table:table-cell table:style-name="ce12" office:value-type="string" calcext:value-type="string">
            <text:p>HOLOMYC</text:p>
          </table:table-cell>
          <table:table-cell table:style-name="ce12" office:value-type="float" office:value="47" calcext:value-type="float">
            <text:p>47</text:p>
          </table:table-cell>
          <table:table-cell table:style-name="ce11" table:formula="of:=IF([.E51]&lt;2;0;1)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4516" calcext:value-type="float">
            <text:p>45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87" calcext:value-type="float">
            <text:p>987</text:p>
          </table:table-cell>
          <table:table-cell table:style-name="ce35" table:formula="of:=[.G51]/[.F51]" office:value-type="percentage" office:value="0.00110717449069973" calcext:value-type="percentage">
            <text:p>0.11%</text:p>
          </table:table-cell>
          <table:table-cell table:style-name="ce35" table:formula="of:=[.H51]/[.F51]" office:value-type="percentage" office:value="0.218556244464128" calcext:value-type="percentage">
            <text:p>21.86%</text:p>
          </table:table-cell>
          <table:table-cell table:style-name="ce38" table:formula="of:=LOG([.G51]/[.H51])" office:value-type="float" office:value="-2.29534714833362" calcext:value-type="float">
            <text:p>-2.2953471483</text:p>
          </table:table-cell>
          <table:table-cell table:style-name="ce42" table:formula="of:=[.G51]-[.H51]" office:value-type="float" office:value="-982" calcext:value-type="float">
            <text:p>-982.00</text:p>
          </table:table-cell>
          <table:table-cell table:style-name="ce46"/>
          <table:table-cell table:style-name="ce49"/>
          <table:table-cell table:style-name="ce50" table:formula="of:=[.F51]-[.$F$52]" office:value-type="float" office:value="-982" calcext:value-type="float">
            <text:p>-982.00</text:p>
          </table:table-cell>
          <table:table-cell table:style-name="ce51" table:formula="of:=[.F51]-[.$F$78]" office:value-type="float" office:value="-575" calcext:value-type="float">
            <text:p>-57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Opisthokinta</text:p>
          </table:table-cell>
          <table:table-cell table:style-name="ce13" office:value-type="string" calcext:value-type="string">
            <text:p>OPISTO</text:p>
          </table:table-cell>
          <table:table-cell table:style-name="ce12" office:value-type="float" office:value="48" calcext:value-type="float">
            <text:p>48</text:p>
          </table:table-cell>
          <table:table-cell table:style-name="ce11" table:formula="of:=IF([.E52]&lt;2;0;1)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12" office:value-type="float" office:value="5498" calcext:value-type="float">
            <text:p>5498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25" calcext:value-type="float">
            <text:p>25</text:p>
          </table:table-cell>
          <table:table-cell table:style-name="ce35" table:formula="of:=[.G52]/[.F52]" office:value-type="percentage" office:value="0.0398326664241542" calcext:value-type="percentage">
            <text:p>3.98%</text:p>
          </table:table-cell>
          <table:table-cell table:style-name="ce35" table:formula="of:=[.H52]/[.F52]" office:value-type="percentage" office:value="0.00454710803928701" calcext:value-type="percentage">
            <text:p>0.45%</text:p>
          </table:table-cell>
          <table:table-cell table:style-name="ce38" table:formula="of:=LOG([.G52]/[.H52])" office:value-type="float" office:value="0.942504106168081" calcext:value-type="float">
            <text:p>0.9425041062</text:p>
          </table:table-cell>
          <table:table-cell table:style-name="ce42" table:formula="of:=[.G52]-[.H52]" office:value-type="float" office:value="194" calcext:value-type="float">
            <text:p>194.00</text:p>
          </table:table-cell>
          <table:table-cell table:style-name="ce46"/>
          <table:table-cell table:style-name="ce49"/>
          <table:table-cell table:style-name="ce50" table:formula="of:=[.F52]-[.$F$52]" office:value-type="float" office:value="0" calcext:value-type="float">
            <text:p>0.00</text:p>
          </table:table-cell>
          <table:table-cell table:style-name="ce51" table:formula="of:=[.F52]-[.$F$78]" office:value-type="float" office:value="407" calcext:value-type="float">
            <text:p>40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Thecamonas trahens</text:p>
          </table:table-cell>
          <table:table-cell table:style-name="ce12" office:value-type="string" calcext:value-type="string">
            <text:p>Ttra</text:p>
          </table:table-cell>
          <table:table-cell table:style-name="ce12" office:value-type="float" office:value="49" calcext:value-type="float">
            <text:p>49</text:p>
          </table:table-cell>
          <table:table-cell table:style-name="ce11" table:formula="of:=IF([.E5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23" calcext:value-type="float">
            <text:p>332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004" calcext:value-type="float">
            <text:p>2004</text:p>
          </table:table-cell>
          <table:table-cell table:style-name="ce35" table:formula="of:=[.G53]/[.F53]" office:value-type="percentage" office:value="0.00692145651519711" calcext:value-type="percentage">
            <text:p>0.69%</text:p>
          </table:table-cell>
          <table:table-cell table:style-name="ce35" table:formula="of:=[.H53]/[.F53]" office:value-type="percentage" office:value="0.603069515498044" calcext:value-type="percentage">
            <text:p>60.31%</text:p>
          </table:table-cell>
          <table:table-cell table:style-name="ce38" table:formula="of:=LOG([.G53]/[.H53])" office:value-type="float" office:value="-1.94016988117762" calcext:value-type="float">
            <text:p>-1.9401698812</text:p>
          </table:table-cell>
          <table:table-cell table:style-name="ce42" table:formula="of:=[.G53]-[.H53]" office:value-type="float" office:value="-1981" calcext:value-type="float">
            <text:p>-1981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3]-[.$F$78]" office:value-type="float" office:value="-1768" calcext:value-type="float">
            <text:p>-1768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Obazoa (Opistho+Apusomonadida)</text:p>
          </table:table-cell>
          <table:table-cell table:style-name="ce13" office:value-type="string" calcext:value-type="string">
            <text:p>OBAZOA</text:p>
          </table:table-cell>
          <table:table-cell table:style-name="ce12" office:value-type="float" office:value="50" calcext:value-type="float">
            <text:p>50</text:p>
          </table:table-cell>
          <table:table-cell table:style-name="ce11" table:formula="of:=IF([.E54]&lt;2;0;1)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style-name="ce12" office:value-type="float" office:value="5304" calcext:value-type="float">
            <text:p>530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42" calcext:value-type="float">
            <text:p>42</text:p>
          </table:table-cell>
          <table:table-cell table:style-name="ce35" table:formula="of:=[.G54]/[.F54]" office:value-type="percentage" office:value="0.0109351432880845" calcext:value-type="percentage">
            <text:p>1.09%</text:p>
          </table:table-cell>
          <table:table-cell table:style-name="ce35" table:formula="of:=[.H54]/[.F54]" office:value-type="percentage" office:value="0.00791855203619909" calcext:value-type="percentage">
            <text:p>0.79%</text:p>
          </table:table-cell>
          <table:table-cell table:style-name="ce38" table:formula="of:=LOG([.G54]/[.H54])" office:value-type="float" office:value="0.140178703165037" calcext:value-type="float">
            <text:p>0.1401787032</text:p>
          </table:table-cell>
          <table:table-cell table:style-name="ce42" table:formula="of:=[.G54]-[.H54]" office:value-type="float" office:value="16" calcext:value-type="float">
            <text:p>16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4]-[.$F$78]" office:value-type="float" office:value="213" calcext:value-type="float">
            <text:p>213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Dictyostelium discoideum</text:p>
          </table:table-cell>
          <table:table-cell table:style-name="ce12" office:value-type="string" calcext:value-type="string">
            <text:p>Ddis</text:p>
          </table:table-cell>
          <table:table-cell table:style-name="ce12" office:value-type="float" office:value="51" calcext:value-type="float">
            <text:p>51</text:p>
          </table:table-cell>
          <table:table-cell table:style-name="ce11" table:formula="of:=IF([.E5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08" calcext:value-type="float">
            <text:p>330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5" calcext:value-type="float">
            <text:p>195</text:p>
          </table:table-cell>
          <table:table-cell table:style-name="ce35" table:formula="of:=[.G55]/[.F55]" office:value-type="percentage" office:value="0.00453446191051995" calcext:value-type="percentage">
            <text:p>0.45%</text:p>
          </table:table-cell>
          <table:table-cell table:style-name="ce35" table:formula="of:=[.H55]/[.F55]" office:value-type="percentage" office:value="0.0589480048367594" calcext:value-type="percentage">
            <text:p>5.89%</text:p>
          </table:table-cell>
          <table:table-cell table:style-name="ce38" table:formula="of:=LOG([.G55]/[.H55])" office:value-type="float" office:value="-1.11394335230684" calcext:value-type="float">
            <text:p>-1.1139433523</text:p>
          </table:table-cell>
          <table:table-cell table:style-name="ce42" table:formula="of:=[.G55]-[.H55]" office:value-type="float" office:value="-180" calcext:value-type="float">
            <text:p>-180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5]-[.$F$78]" office:value-type="float" office:value="-1783" calcext:value-type="float">
            <text:p>-1783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Polysphondylium pallidum</text:p>
          </table:table-cell>
          <table:table-cell table:style-name="ce12" office:value-type="string" calcext:value-type="string">
            <text:p>Ppal</text:p>
          </table:table-cell>
          <table:table-cell table:style-name="ce12" office:value-type="float" office:value="52" calcext:value-type="float">
            <text:p>52</text:p>
          </table:table-cell>
          <table:table-cell table:style-name="ce11" table:formula="of:=IF([.E56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286" calcext:value-type="float">
            <text:p>328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11" calcext:value-type="float">
            <text:p>211</text:p>
          </table:table-cell>
          <table:table-cell table:style-name="ce35" table:formula="of:=[.G56]/[.F56]" office:value-type="percentage" office:value="0.00273889227023737" calcext:value-type="percentage">
            <text:p>0.27%</text:p>
          </table:table-cell>
          <table:table-cell table:style-name="ce35" table:formula="of:=[.H56]/[.F56]" office:value-type="percentage" office:value="0.0642118076688984" calcext:value-type="percentage">
            <text:p>6.42%</text:p>
          </table:table-cell>
          <table:table-cell table:style-name="ce38" table:formula="of:=LOG([.G56]/[.H56])" office:value-type="float" office:value="-1.37003994585837" calcext:value-type="float">
            <text:p>-1.3700399459</text:p>
          </table:table-cell>
          <table:table-cell table:style-name="ce42" table:formula="of:=[.G56]-[.H56]" office:value-type="float" office:value="-202" calcext:value-type="float">
            <text:p>-202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6]-[.$F$78]" office:value-type="float" office:value="-1805" calcext:value-type="float">
            <text:p>-180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Dictyostelia</text:p>
          </table:table-cell>
          <table:table-cell table:style-name="ce12" office:value-type="string" calcext:value-type="string">
            <text:p>DICTYOS</text:p>
          </table:table-cell>
          <table:table-cell table:style-name="ce12" office:value-type="float" office:value="53" calcext:value-type="float">
            <text:p>53</text:p>
          </table:table-cell>
          <table:table-cell table:style-name="ce11" table:formula="of:=IF([.E57]&lt;2;0;1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488" calcext:value-type="float">
            <text:p>348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604" calcext:value-type="float">
            <text:p>604</text:p>
          </table:table-cell>
          <table:table-cell table:style-name="ce35" table:formula="of:=[.G57]/[.F57]" office:value-type="percentage" office:value="0.00372706422018349" calcext:value-type="percentage">
            <text:p>0.37%</text:p>
          </table:table-cell>
          <table:table-cell table:style-name="ce35" table:formula="of:=[.H57]/[.F57]" office:value-type="percentage" office:value="0.173165137614679" calcext:value-type="percentage">
            <text:p>17.32%</text:p>
          </table:table-cell>
          <table:table-cell table:style-name="ce38" table:formula="of:=LOG([.G57]/[.H57])" office:value-type="float" office:value="-1.6670935863143" calcext:value-type="float">
            <text:p>-1.6670935863</text:p>
          </table:table-cell>
          <table:table-cell table:style-name="ce42" table:formula="of:=[.G57]-[.H57]" office:value-type="float" office:value="-591" calcext:value-type="float">
            <text:p>-591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7]-[.$F$78]" office:value-type="float" office:value="-1603" calcext:value-type="float">
            <text:p>-1603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canthamoeba castellanii</text:p>
          </table:table-cell>
          <table:table-cell table:style-name="ce12" office:value-type="string" calcext:value-type="string">
            <text:p>Acas</text:p>
          </table:table-cell>
          <table:table-cell table:style-name="ce12" office:value-type="float" office:value="54" calcext:value-type="float">
            <text:p>54</text:p>
          </table:table-cell>
          <table:table-cell table:style-name="ce11" table:formula="of:=IF([.E5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414" calcext:value-type="float">
            <text:p>34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82" calcext:value-type="float">
            <text:p>682</text:p>
          </table:table-cell>
          <table:table-cell table:style-name="ce35" table:formula="of:=[.G58]/[.F58]" office:value-type="percentage" office:value="0.00497949619214997" calcext:value-type="percentage">
            <text:p>0.50%</text:p>
          </table:table-cell>
          <table:table-cell table:style-name="ce35" table:formula="of:=[.H58]/[.F58]" office:value-type="percentage" office:value="0.199765670767428" calcext:value-type="percentage">
            <text:p>19.98%</text:p>
          </table:table-cell>
          <table:table-cell table:style-name="ce38" table:formula="of:=LOG([.G58]/[.H58])" office:value-type="float" office:value="-1.60333545327821" calcext:value-type="float">
            <text:p>-1.6033354533</text:p>
          </table:table-cell>
          <table:table-cell table:style-name="ce42" table:formula="of:=[.G58]-[.H58]" office:value-type="float" office:value="-665" calcext:value-type="float">
            <text:p>-665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8]-[.$F$78]" office:value-type="float" office:value="-1677" calcext:value-type="float">
            <text:p>-167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moebozoa</text:p>
          </table:table-cell>
          <table:table-cell table:style-name="ce12" office:value-type="string" calcext:value-type="string">
            <text:p>AMOEBO</text:p>
          </table:table-cell>
          <table:table-cell table:style-name="ce12" office:value-type="float" office:value="55" calcext:value-type="float">
            <text:p>55</text:p>
          </table:table-cell>
          <table:table-cell table:style-name="ce11" table:formula="of:=IF([.E59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4079" calcext:value-type="float">
            <text:p>407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15" calcext:value-type="float">
            <text:p>1215</text:p>
          </table:table-cell>
          <table:table-cell table:style-name="ce35" table:formula="of:=[.G59]/[.F59]" office:value-type="percentage" office:value="0.00147094876195146" calcext:value-type="percentage">
            <text:p>0.15%</text:p>
          </table:table-cell>
          <table:table-cell table:style-name="ce35" table:formula="of:=[.H59]/[.F59]" office:value-type="percentage" office:value="0.29786712429517" calcext:value-type="percentage">
            <text:p>29.79%</text:p>
          </table:table-cell>
          <table:table-cell table:style-name="ce38" table:formula="of:=LOG([.G59]/[.H59])" office:value-type="float" office:value="-2.30642502755069" calcext:value-type="float">
            <text:p>-2.3064250276</text:p>
          </table:table-cell>
          <table:table-cell table:style-name="ce42" table:formula="of:=[.G59]-[.H59]" office:value-type="float" office:value="-1209" calcext:value-type="float">
            <text:p>-1209.00</text:p>
          </table:table-cell>
          <table:table-cell table:style-name="ce46"/>
          <table:table-cell table:style-name="ce49"/>
          <table:table-cell table:style-name="ce50"/>
          <table:table-cell table:style-name="ce51" table:formula="of:=[.F59]-[.$F$78]" office:value-type="float" office:value="-1012" calcext:value-type="float">
            <text:p>-101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Unikonta/Amorphea</text:p>
          </table:table-cell>
          <table:table-cell table:style-name="ce13" office:value-type="string" calcext:value-type="string">
            <text:p>UNIK</text:p>
          </table:table-cell>
          <table:table-cell table:style-name="ce12" office:value-type="float" office:value="56" calcext:value-type="float">
            <text:p>56</text:p>
          </table:table-cell>
          <table:table-cell table:style-name="ce11" table:formula="of:=IF([.E60]&lt;2;0;1)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style-name="ce12" office:value-type="float" office:value="5288" calcext:value-type="float">
            <text:p>5288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1" calcext:value-type="float">
            <text:p>11</text:p>
          </table:table-cell>
          <table:table-cell table:style-name="ce35" table:formula="of:=[.G60]/[.F60]" office:value-type="percentage" office:value="0.0393343419062027" calcext:value-type="percentage">
            <text:p>3.93%</text:p>
          </table:table-cell>
          <table:table-cell table:style-name="ce35" table:formula="of:=[.H60]/[.F60]" office:value-type="percentage" office:value="0.00208018154311649" calcext:value-type="percentage">
            <text:p>0.21%</text:p>
          </table:table-cell>
          <table:table-cell table:style-name="ce38" table:formula="of:=LOG([.G60]/[.H60])" office:value-type="float" office:value="1.27667064980454" calcext:value-type="float">
            <text:p>1.2766706498</text:p>
          </table:table-cell>
          <table:table-cell table:style-name="ce42" table:formula="of:=[.G60]-[.H60]" office:value-type="float" office:value="197" calcext:value-type="float">
            <text:p>197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0]-[.$F$78]" office:value-type="float" office:value="197" calcext:value-type="float">
            <text:p>19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rabidopsis thaliana</text:p>
          </table:table-cell>
          <table:table-cell table:style-name="ce12" office:value-type="string" calcext:value-type="string">
            <text:p>Atha</text:p>
          </table:table-cell>
          <table:table-cell table:style-name="ce12" office:value-type="float" office:value="57" calcext:value-type="float">
            <text:p>57</text:p>
          </table:table-cell>
          <table:table-cell table:style-name="ce11" table:formula="of:=IF([.E6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013" calcext:value-type="float">
            <text:p>4013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64" calcext:value-type="float">
            <text:p>364</text:p>
          </table:table-cell>
          <table:table-cell table:style-name="ce35" table:formula="of:=[.G61]/[.F61]" office:value-type="percentage" office:value="0.0264141539995016" calcext:value-type="percentage">
            <text:p>2.64%</text:p>
          </table:table-cell>
          <table:table-cell table:style-name="ce35" table:formula="of:=[.H61]/[.F61]" office:value-type="percentage" office:value="0.0907052080737603" calcext:value-type="percentage">
            <text:p>9.07%</text:p>
          </table:table-cell>
          <table:table-cell table:style-name="ce38" table:formula="of:=LOG([.G61]/[.H61])" office:value-type="float" office:value="-0.535795518384286" calcext:value-type="float">
            <text:p>-0.5357955184</text:p>
          </table:table-cell>
          <table:table-cell table:style-name="ce42" table:formula="of:=[.G61]-[.H61]" office:value-type="float" office:value="-258" calcext:value-type="float">
            <text:p>-258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1]-[.$F$78]" office:value-type="float" office:value="-1078" calcext:value-type="float">
            <text:p>-1078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Physcomitrella patens</text:p>
          </table:table-cell>
          <table:table-cell table:style-name="ce12" office:value-type="string" calcext:value-type="string">
            <text:p>Ppat</text:p>
          </table:table-cell>
          <table:table-cell table:style-name="ce12" office:value-type="float" office:value="58" calcext:value-type="float">
            <text:p>58</text:p>
          </table:table-cell>
          <table:table-cell table:style-name="ce11" table:formula="of:=IF([.E6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4161" calcext:value-type="float">
            <text:p>416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82" calcext:value-type="float">
            <text:p>182</text:p>
          </table:table-cell>
          <table:table-cell table:style-name="ce35" table:formula="of:=[.G62]/[.F62]" office:value-type="percentage" office:value="0.0173035328046143" calcext:value-type="percentage">
            <text:p>1.73%</text:p>
          </table:table-cell>
          <table:table-cell table:style-name="ce35" table:formula="of:=[.H62]/[.F62]" office:value-type="percentage" office:value="0.0437394857005527" calcext:value-type="percentage">
            <text:p>4.37%</text:p>
          </table:table-cell>
          <table:table-cell table:style-name="ce38" table:formula="of:=LOG([.G62]/[.H62])" office:value-type="float" office:value="-0.402738891553806" calcext:value-type="float">
            <text:p>-0.4027388916</text:p>
          </table:table-cell>
          <table:table-cell table:style-name="ce42" table:formula="of:=[.G62]-[.H62]" office:value-type="float" office:value="-110" calcext:value-type="float">
            <text:p>-110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2]-[.$F$78]" office:value-type="float" office:value="-930" calcext:value-type="float">
            <text:p>-930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Embryophyta/Land plants</text:p>
          </table:table-cell>
          <table:table-cell table:style-name="ce18" office:value-type="string" calcext:value-type="string">
            <text:p>EMBPHY</text:p>
          </table:table-cell>
          <table:table-cell table:style-name="ce12" office:value-type="float" office:value="59" calcext:value-type="float">
            <text:p>59</text:p>
          </table:table-cell>
          <table:table-cell table:style-name="ce11" table:formula="of:=IF([.E63]&lt;2;0;1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float" office:value="4271" calcext:value-type="float">
            <text:p>4271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407" calcext:value-type="float">
            <text:p>407</text:p>
          </table:table-cell>
          <table:table-cell table:style-name="ce35" table:formula="of:=[.G63]/[.F63]" office:value-type="percentage" office:value="0.03816436431749" calcext:value-type="percentage">
            <text:p>3.82%</text:p>
          </table:table-cell>
          <table:table-cell table:style-name="ce35" table:formula="of:=[.H63]/[.F63]" office:value-type="percentage" office:value="0.0952938421915242" calcext:value-type="percentage">
            <text:p>9.53%</text:p>
          </table:table-cell>
          <table:table-cell table:style-name="ce38" table:formula="of:=LOG([.G63]/[.H63])" office:value-type="float" office:value="-0.397406804821262" calcext:value-type="float">
            <text:p>-0.3974068048</text:p>
          </table:table-cell>
          <table:table-cell table:style-name="ce42" table:formula="of:=[.G63]-[.H63]" office:value-type="float" office:value="-244" calcext:value-type="float">
            <text:p>-244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3]-[.$F$78]" office:value-type="float" office:value="-820" calcext:value-type="float">
            <text:p>-820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hlamydomonas reinhardtii</text:p>
          </table:table-cell>
          <table:table-cell table:style-name="ce12" office:value-type="string" calcext:value-type="string">
            <text:p>Crei</text:p>
          </table:table-cell>
          <table:table-cell table:style-name="ce12" office:value-type="float" office:value="60" calcext:value-type="float">
            <text:p>60</text:p>
          </table:table-cell>
          <table:table-cell table:style-name="ce11" table:formula="of:=IF([.E64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297" calcext:value-type="float">
            <text:p>329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44" calcext:value-type="float">
            <text:p>544</text:p>
          </table:table-cell>
          <table:table-cell table:style-name="ce35" table:formula="of:=[.G64]/[.F64]" office:value-type="percentage" office:value="0.00576281468001213" calcext:value-type="percentage">
            <text:p>0.58%</text:p>
          </table:table-cell>
          <table:table-cell table:style-name="ce35" table:formula="of:=[.H64]/[.F64]" office:value-type="percentage" office:value="0.164998483469821" calcext:value-type="percentage">
            <text:p>16.50%</text:p>
          </table:table-cell>
          <table:table-cell table:style-name="ce38" table:formula="of:=LOG([.G64]/[.H64])" office:value-type="float" office:value="-1.45684529874535" calcext:value-type="float">
            <text:p>-1.4568452987</text:p>
          </table:table-cell>
          <table:table-cell table:style-name="ce42" table:formula="of:=[.G64]-[.H64]" office:value-type="float" office:value="-525" calcext:value-type="float">
            <text:p>-525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4]-[.$F$78]" office:value-type="float" office:value="-1794" calcext:value-type="float">
            <text:p>-1794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hlorella variabilis</text:p>
          </table:table-cell>
          <table:table-cell table:style-name="ce12" office:value-type="string" calcext:value-type="string">
            <text:p>Cvar</text:p>
          </table:table-cell>
          <table:table-cell table:style-name="ce12" office:value-type="float" office:value="61" calcext:value-type="float">
            <text:p>61</text:p>
          </table:table-cell>
          <table:table-cell table:style-name="ce11" table:formula="of:=IF([.E65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44" calcext:value-type="float">
            <text:p>334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87" calcext:value-type="float">
            <text:p>487</text:p>
          </table:table-cell>
          <table:table-cell table:style-name="ce35" table:formula="of:=[.G65]/[.F65]" office:value-type="percentage" office:value="0.00269138755980861" calcext:value-type="percentage">
            <text:p>0.27%</text:p>
          </table:table-cell>
          <table:table-cell table:style-name="ce35" table:formula="of:=[.H65]/[.F65]" office:value-type="percentage" office:value="0.145633971291866" calcext:value-type="percentage">
            <text:p>14.56%</text:p>
          </table:table-cell>
          <table:table-cell table:style-name="ce38" table:formula="of:=LOG([.G65]/[.H65])" office:value-type="float" office:value="-1.73328645177531" calcext:value-type="float">
            <text:p>-1.7332864518</text:p>
          </table:table-cell>
          <table:table-cell table:style-name="ce42" table:formula="of:=[.G65]-[.H65]" office:value-type="float" office:value="-478" calcext:value-type="float">
            <text:p>-478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5]-[.$F$78]" office:value-type="float" office:value="-1747" calcext:value-type="float">
            <text:p>-174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Chlorophyta</text:p>
          </table:table-cell>
          <table:table-cell table:style-name="ce12" office:value-type="string" calcext:value-type="string">
            <text:p>CHLORO</text:p>
          </table:table-cell>
          <table:table-cell table:style-name="ce12" office:value-type="float" office:value="62" calcext:value-type="float">
            <text:p>62</text:p>
          </table:table-cell>
          <table:table-cell table:style-name="ce11" table:formula="of:=IF([.E66]&lt;2;0;1)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3822" calcext:value-type="float">
            <text:p>38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97" calcext:value-type="float">
            <text:p>697</text:p>
          </table:table-cell>
          <table:table-cell table:style-name="ce35" table:formula="of:=[.G66]/[.F66]" office:value-type="percentage" office:value="0.0010465724751439" calcext:value-type="percentage">
            <text:p>0.10%</text:p>
          </table:table-cell>
          <table:table-cell table:style-name="ce35" table:formula="of:=[.H66]/[.F66]" office:value-type="percentage" office:value="0.182365253793825" calcext:value-type="percentage">
            <text:p>18.24%</text:p>
          </table:table-cell>
          <table:table-cell table:style-name="ce38" table:formula="of:=LOG([.G66]/[.H66])" office:value-type="float" office:value="-2.24117278677005" calcext:value-type="float">
            <text:p>-2.2411727868</text:p>
          </table:table-cell>
          <table:table-cell table:style-name="ce42" table:formula="of:=[.G66]-[.H66]" office:value-type="float" office:value="-693" calcext:value-type="float">
            <text:p>-693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6]-[.$F$78]" office:value-type="float" office:value="-1269" calcext:value-type="float">
            <text:p>-126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Viridiplantae</text:p>
          </table:table-cell>
          <table:table-cell table:style-name="ce12" office:value-type="string" calcext:value-type="string">
            <text:p>VIRIDI</text:p>
          </table:table-cell>
          <table:table-cell table:style-name="ce12" office:value-type="float" office:value="63" calcext:value-type="float">
            <text:p>63</text:p>
          </table:table-cell>
          <table:table-cell table:style-name="ce11" table:formula="of:=IF([.E67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4515" calcext:value-type="float">
            <text:p>451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691" calcext:value-type="float">
            <text:p>691</text:p>
          </table:table-cell>
          <table:table-cell table:style-name="ce35" table:formula="of:=[.G67]/[.F67]" office:value-type="percentage" office:value="0.0194905869324474" calcext:value-type="percentage">
            <text:p>1.95%</text:p>
          </table:table-cell>
          <table:table-cell table:style-name="ce35" table:formula="of:=[.H67]/[.F67]" office:value-type="percentage" office:value="0.153045404208195" calcext:value-type="percentage">
            <text:p>15.30%</text:p>
          </table:table-cell>
          <table:table-cell table:style-name="ce38" table:formula="of:=LOG([.G67]/[.H67])" office:value-type="float" office:value="-0.89499537522403" calcext:value-type="float">
            <text:p>-0.8949953752</text:p>
          </table:table-cell>
          <table:table-cell table:style-name="ce42" table:formula="of:=[.G67]-[.H67]" office:value-type="float" office:value="-603" calcext:value-type="float">
            <text:p>-603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7]-[.$F$78]" office:value-type="float" office:value="-576" calcext:value-type="float">
            <text:p>-576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Toxoplasma gondii</text:p>
          </table:table-cell>
          <table:table-cell table:style-name="ce12" office:value-type="string" calcext:value-type="string">
            <text:p>Tgon</text:p>
          </table:table-cell>
          <table:table-cell table:style-name="ce12" office:value-type="float" office:value="64" calcext:value-type="float">
            <text:p>64</text:p>
          </table:table-cell>
          <table:table-cell table:style-name="ce11" table:formula="of:=IF([.E68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278" calcext:value-type="float">
            <text:p>227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63" calcext:value-type="float">
            <text:p>763</text:p>
          </table:table-cell>
          <table:table-cell table:style-name="ce35" table:formula="of:=[.G68]/[.F68]" office:value-type="percentage" office:value="0.00658472344161545" calcext:value-type="percentage">
            <text:p>0.66%</text:p>
          </table:table-cell>
          <table:table-cell table:style-name="ce35" table:formula="of:=[.H68]/[.F68]" office:value-type="percentage" office:value="0.334942932396839" calcext:value-type="percentage">
            <text:p>33.49%</text:p>
          </table:table-cell>
          <table:table-cell table:style-name="ce38" table:formula="of:=LOG([.G68]/[.H68])" office:value-type="float" office:value="-1.7064332788992" calcext:value-type="float">
            <text:p>-1.7064332789</text:p>
          </table:table-cell>
          <table:table-cell table:style-name="ce42" table:formula="of:=[.G68]-[.H68]" office:value-type="float" office:value="-748" calcext:value-type="float">
            <text:p>-748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8]-[.$F$78]" office:value-type="float" office:value="-2813" calcext:value-type="float">
            <text:p>-2813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Tetrahymena thermophila</text:p>
          </table:table-cell>
          <table:table-cell table:style-name="ce12" office:value-type="string" calcext:value-type="string">
            <text:p>Tthe</text:p>
          </table:table-cell>
          <table:table-cell table:style-name="ce12" office:value-type="float" office:value="65" calcext:value-type="float">
            <text:p>65</text:p>
          </table:table-cell>
          <table:table-cell table:style-name="ce11" table:formula="of:=IF([.E69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572" calcext:value-type="float">
            <text:p>257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69" calcext:value-type="float">
            <text:p>469</text:p>
          </table:table-cell>
          <table:table-cell table:style-name="ce35" table:formula="of:=[.G69]/[.F69]" office:value-type="percentage" office:value="0.00583203732503888" calcext:value-type="percentage">
            <text:p>0.58%</text:p>
          </table:table-cell>
          <table:table-cell table:style-name="ce35" table:formula="of:=[.H69]/[.F69]" office:value-type="percentage" office:value="0.182348367029549" calcext:value-type="percentage">
            <text:p>18.23%</text:p>
          </table:table-cell>
          <table:table-cell table:style-name="ce38" table:formula="of:=LOG([.G69]/[.H69])" office:value-type="float" office:value="-1.4950815836594" calcext:value-type="float">
            <text:p>-1.4950815837</text:p>
          </table:table-cell>
          <table:table-cell table:style-name="ce42" table:formula="of:=[.G69]-[.H69]" office:value-type="float" office:value="-454" calcext:value-type="float">
            <text:p>-454.00</text:p>
          </table:table-cell>
          <table:table-cell table:style-name="ce46"/>
          <table:table-cell table:style-name="ce49"/>
          <table:table-cell table:style-name="ce50"/>
          <table:table-cell table:style-name="ce51" table:formula="of:=[.F69]-[.$F$78]" office:value-type="float" office:value="-2519" calcext:value-type="float">
            <text:p>-2519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lveolata</text:p>
          </table:table-cell>
          <table:table-cell table:style-name="ce12" office:value-type="string" calcext:value-type="string">
            <text:p>ALVEO</text:p>
          </table:table-cell>
          <table:table-cell table:style-name="ce12" office:value-type="float" office:value="66" calcext:value-type="float">
            <text:p>66</text:p>
          </table:table-cell>
          <table:table-cell table:style-name="ce11" table:formula="of:=IF([.E70]&lt;2;0;1)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3026" calcext:value-type="float">
            <text:p>30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83" calcext:value-type="float">
            <text:p>1583</text:p>
          </table:table-cell>
          <table:table-cell table:style-name="ce35" table:formula="of:=[.G70]/[.F70]" office:value-type="percentage" office:value="0" calcext:value-type="percentage">
            <text:p>0.00%</text:p>
          </table:table-cell>
          <table:table-cell table:style-name="ce35" table:formula="of:=[.H70]/[.F70]" office:value-type="percentage" office:value="0.523132848645076" calcext:value-type="percentage">
            <text:p>52.31%</text:p>
          </table:table-cell>
          <table:table-cell table:style-name="ce38" table:formula="of:=LOG([.G70]/[.H70])" office:value-type="string" office:string-value="" calcext:value-type="error">
            <text:p>Err:502</text:p>
          </table:table-cell>
          <table:table-cell table:style-name="ce42" table:formula="of:=[.G70]-[.H70]" office:value-type="float" office:value="-1583" calcext:value-type="float">
            <text:p>-1583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0]-[.$F$78]" office:value-type="float" office:value="-2065" calcext:value-type="float">
            <text:p>-206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Bigelowiella natans</text:p>
          </table:table-cell>
          <table:table-cell table:style-name="ce12" office:value-type="string" calcext:value-type="string">
            <text:p>Bnat</text:p>
          </table:table-cell>
          <table:table-cell table:style-name="ce12" office:value-type="float" office:value="67" calcext:value-type="float">
            <text:p>67</text:p>
          </table:table-cell>
          <table:table-cell table:style-name="ce11" table:formula="of:=IF([.E71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644" calcext:value-type="float">
            <text:p>364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004" calcext:value-type="float">
            <text:p>1004</text:p>
          </table:table-cell>
          <table:table-cell table:style-name="ce35" table:formula="of:=[.G71]/[.F71]" office:value-type="percentage" office:value="0.0107025246981339" calcext:value-type="percentage">
            <text:p>1.07%</text:p>
          </table:table-cell>
          <table:table-cell table:style-name="ce35" table:formula="of:=[.H71]/[.F71]" office:value-type="percentage" office:value="0.275521405049396" calcext:value-type="percentage">
            <text:p>27.55%</text:p>
          </table:table-cell>
          <table:table-cell table:style-name="ce38" table:formula="of:=LOG([.G71]/[.H71])" office:value-type="float" office:value="-1.4106691057825" calcext:value-type="float">
            <text:p>-1.4106691058</text:p>
          </table:table-cell>
          <table:table-cell table:style-name="ce42" table:formula="of:=[.G71]-[.H71]" office:value-type="float" office:value="-965" calcext:value-type="float">
            <text:p>-965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1]-[.$F$78]" office:value-type="float" office:value="-1447" calcext:value-type="float">
            <text:p>-1447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Ectocarpus siliculosus</text:p>
          </table:table-cell>
          <table:table-cell table:style-name="ce12" office:value-type="string" calcext:value-type="string">
            <text:p>Esil</text:p>
          </table:table-cell>
          <table:table-cell table:style-name="ce12" office:value-type="float" office:value="68" calcext:value-type="float">
            <text:p>68</text:p>
          </table:table-cell>
          <table:table-cell table:style-name="ce11" table:formula="of:=IF([.E72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454" calcext:value-type="float">
            <text:p>345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63" calcext:value-type="float">
            <text:p>563</text:p>
          </table:table-cell>
          <table:table-cell table:style-name="ce35" table:formula="of:=[.G72]/[.F72]" office:value-type="percentage" office:value="0.00318471337579618" calcext:value-type="percentage">
            <text:p>0.32%</text:p>
          </table:table-cell>
          <table:table-cell table:style-name="ce35" table:formula="of:=[.H72]/[.F72]" office:value-type="percentage" office:value="0.162999420961204" calcext:value-type="percentage">
            <text:p>16.30%</text:p>
          </table:table-cell>
          <table:table-cell table:style-name="ce38" table:formula="of:=LOG([.G72]/[.H72])" office:value-type="float" office:value="-1.70911570969312" calcext:value-type="float">
            <text:p>-1.7091157097</text:p>
          </table:table-cell>
          <table:table-cell table:style-name="ce42" table:formula="of:=[.G72]-[.H72]" office:value-type="float" office:value="-552" calcext:value-type="float">
            <text:p>-552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2]-[.$F$78]" office:value-type="float" office:value="-1637" calcext:value-type="float">
            <text:p>-1637.00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Phytophthora infestans</text:p>
          </table:table-cell>
          <table:table-cell table:style-name="ce12" office:value-type="string" calcext:value-type="string">
            <text:p>Pinf</text:p>
          </table:table-cell>
          <table:table-cell table:style-name="ce12" office:value-type="float" office:value="69" calcext:value-type="float">
            <text:p>69</text:p>
          </table:table-cell>
          <table:table-cell table:style-name="ce11" table:formula="of:=IF([.E73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376" calcext:value-type="float">
            <text:p>337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0" calcext:value-type="float">
            <text:p>640</text:p>
          </table:table-cell>
          <table:table-cell table:style-name="ce35" table:formula="of:=[.G73]/[.F73]" office:value-type="percentage" office:value="0.00296208530805687" calcext:value-type="percentage">
            <text:p>0.30%</text:p>
          </table:table-cell>
          <table:table-cell table:style-name="ce35" table:formula="of:=[.H73]/[.F73]" office:value-type="percentage" office:value="0.18957345971564" calcext:value-type="percentage">
            <text:p>18.96%</text:p>
          </table:table-cell>
          <table:table-cell table:style-name="ce38" table:formula="of:=LOG([.G73]/[.H73])" office:value-type="float" office:value="-1.80617997398389" calcext:value-type="float">
            <text:p>-1.806179974</text:p>
          </table:table-cell>
          <table:table-cell table:style-name="ce42" table:formula="of:=[.G73]-[.H73]" office:value-type="float" office:value="-630" calcext:value-type="float">
            <text:p>-630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3]-[.$F$78]" office:value-type="float" office:value="-1715" calcext:value-type="float">
            <text:p>-171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tramenopila/Heterokonta</text:p>
          </table:table-cell>
          <table:table-cell table:style-name="ce13" office:value-type="string" calcext:value-type="string">
            <text:p>STRAM</text:p>
          </table:table-cell>
          <table:table-cell table:style-name="ce12" office:value-type="float" office:value="70" calcext:value-type="float">
            <text:p>70</text:p>
          </table:table-cell>
          <table:table-cell table:style-name="ce11" table:formula="of:=IF([.E74]&lt;2;0;1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4006" calcext:value-type="float">
            <text:p>40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4" calcext:value-type="float">
            <text:p>604</text:p>
          </table:table-cell>
          <table:table-cell table:style-name="ce35" table:formula="of:=[.G74]/[.F74]" office:value-type="percentage" office:value="0.000249625561657514" calcext:value-type="percentage">
            <text:p>0.02%</text:p>
          </table:table-cell>
          <table:table-cell table:style-name="ce35" table:formula="of:=[.H74]/[.F74]" office:value-type="percentage" office:value="0.150773839241138" calcext:value-type="percentage">
            <text:p>15.08%</text:p>
          </table:table-cell>
          <table:table-cell table:style-name="ce38" table:formula="of:=LOG([.G74]/[.H74])" office:value-type="float" office:value="-2.78103693862113" calcext:value-type="float">
            <text:p>-2.7810369386</text:p>
          </table:table-cell>
          <table:table-cell table:style-name="ce42" table:formula="of:=[.G74]-[.H74]" office:value-type="float" office:value="-603" calcext:value-type="float">
            <text:p>-603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4]-[.$F$78]" office:value-type="float" office:value="-1085" calcext:value-type="float">
            <text:p>-1085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SAR (Stram+Alveolata+Rhizaria)</text:p>
          </table:table-cell>
          <table:table-cell table:style-name="ce12" office:value-type="string" calcext:value-type="string">
            <text:p>SAR</text:p>
          </table:table-cell>
          <table:table-cell table:style-name="ce12" office:value-type="float" office:value="71" calcext:value-type="float">
            <text:p>71</text:p>
          </table:table-cell>
          <table:table-cell table:style-name="ce11" table:formula="of:=IF([.E75]&lt;2;0;1)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4609" calcext:value-type="float">
            <text:p>460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12" calcext:value-type="float">
            <text:p>512</text:p>
          </table:table-cell>
          <table:table-cell table:style-name="ce35" table:formula="of:=[.G75]/[.F75]" office:value-type="percentage" office:value="0.000650900412236928" calcext:value-type="percentage">
            <text:p>0.07%</text:p>
          </table:table-cell>
          <table:table-cell table:style-name="ce35" table:formula="of:=[.H75]/[.F75]" office:value-type="percentage" office:value="0.111087003688436" calcext:value-type="percentage">
            <text:p>11.11%</text:p>
          </table:table-cell>
          <table:table-cell table:style-name="ce38" table:formula="of:=LOG([.G75]/[.H75])" office:value-type="float" office:value="-2.23214870625617" calcext:value-type="float">
            <text:p>-2.2321487063</text:p>
          </table:table-cell>
          <table:table-cell table:style-name="ce42" table:formula="of:=[.G75]-[.H75]" office:value-type="float" office:value="-509" calcext:value-type="float">
            <text:p>-509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5]-[.$F$78]" office:value-type="float" office:value="-482" calcext:value-type="float">
            <text:p>-482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Bikonta/Diaphoratickes</text:p>
          </table:table-cell>
          <table:table-cell table:style-name="ce12" office:value-type="string" calcext:value-type="string">
            <text:p>BIKONT</text:p>
          </table:table-cell>
          <table:table-cell table:style-name="ce12" office:value-type="float" office:value="72" calcext:value-type="float">
            <text:p>72</text:p>
          </table:table-cell>
          <table:table-cell table:style-name="ce11" table:formula="of:=IF([.E76]&lt;2;0;1)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5118" calcext:value-type="float">
            <text:p>511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13" calcext:value-type="float">
            <text:p>113</text:p>
          </table:table-cell>
          <table:table-cell table:style-name="ce35" table:formula="of:=[.G76]/[.F76]" office:value-type="percentage" office:value="0.0273544353262993" calcext:value-type="percentage">
            <text:p>2.74%</text:p>
          </table:table-cell>
          <table:table-cell table:style-name="ce35" table:formula="of:=[.H76]/[.F76]" office:value-type="percentage" office:value="0.0220789370847987" calcext:value-type="percentage">
            <text:p>2.21%</text:p>
          </table:table-cell>
          <table:table-cell table:style-name="ce38" table:formula="of:=LOG([.G76]/[.H76])" office:value-type="float" office:value="0.0930495921948183" calcext:value-type="float">
            <text:p>0.0930495922</text:p>
          </table:table-cell>
          <table:table-cell table:style-name="ce42" table:formula="of:=[.G76]-[.H76]" office:value-type="float" office:value="27" calcext:value-type="float">
            <text:p>27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6]-[.$F$78]" office:value-type="float" office:value="27" calcext:value-type="float">
            <text:p>27.00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Naegleria gruberi</text:p>
          </table:table-cell>
          <table:table-cell table:style-name="ce12" office:value-type="string" calcext:value-type="string">
            <text:p>Ngru</text:p>
          </table:table-cell>
          <table:table-cell table:style-name="ce12" office:value-type="float" office:value="73" calcext:value-type="float">
            <text:p>73</text:p>
          </table:table-cell>
          <table:table-cell table:style-name="ce11" table:formula="of:=IF([.E77]&lt;2;0;1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055" calcext:value-type="float">
            <text:p>305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065" calcext:value-type="float">
            <text:p>2065</text:p>
          </table:table-cell>
          <table:table-cell table:style-name="ce35" table:formula="of:=[.G77]/[.F77]" office:value-type="percentage" office:value="0.00949263502454992" calcext:value-type="percentage">
            <text:p>0.95%</text:p>
          </table:table-cell>
          <table:table-cell table:style-name="ce35" table:formula="of:=[.H77]/[.F77]" office:value-type="percentage" office:value="0.675941080196399" calcext:value-type="percentage">
            <text:p>67.59%</text:p>
          </table:table-cell>
          <table:table-cell table:style-name="ce38" table:formula="of:=LOG([.G77]/[.H77])" office:value-type="float" office:value="-1.85252205809346" calcext:value-type="float">
            <text:p>-1.8525220581</text:p>
          </table:table-cell>
          <table:table-cell table:style-name="ce42" table:formula="of:=[.G77]-[.H77]" office:value-type="float" office:value="-2036" calcext:value-type="float">
            <text:p>-2036.00</text:p>
          </table:table-cell>
          <table:table-cell table:style-name="ce46"/>
          <table:table-cell table:style-name="ce49"/>
          <table:table-cell table:style-name="ce50"/>
          <table:table-cell table:style-name="ce51" table:formula="of:=[.F77]-[.$F$78]" office:value-type="float" office:value="-2036" calcext:value-type="float">
            <text:p>-2036.00</text:p>
          </table:table-cell>
          <table:table-cell table:number-columns-repeated="997"/>
        </table:table-row>
        <table:table-row table:style-name="ro5">
          <table:table-cell table:style-name="ce3" office:value-type="string" calcext:value-type="string">
            <text:p>Ancestral eukaryote (root)</text:p>
          </table:table-cell>
          <table:table-cell table:style-name="ce19" office:value-type="string" calcext:value-type="string">
            <text:p>LECA</text:p>
          </table:table-cell>
          <table:table-cell table:style-name="ce19" office:value-type="float" office:value="74" calcext:value-type="float">
            <text:p>74</text:p>
          </table:table-cell>
          <table:table-cell table:style-name="ce11" table:formula="of:=IF([.E78]&lt;2;0;1)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19" office:value-type="float" office:value="5091" calcext:value-type="float">
            <text:p>5091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5" table:formula="of:=[.G78]/[.F78]" office:value-type="string" office:string-value="" calcext:value-type="error">
            <text:p>#VALUE!</text:p>
          </table:table-cell>
          <table:table-cell table:style-name="ce35" table:formula="of:=[.H78]/[.F78]" office:value-type="string" office:string-value="" calcext:value-type="error">
            <text:p>#VALUE!</text:p>
          </table:table-cell>
          <table:table-cell table:style-name="ce38"/>
          <table:table-cell table:style-name="ce43"/>
          <table:table-cell table:style-name="ce19"/>
          <table:table-cell table:style-name="ce43" table:number-columns-repeated="3"/>
          <table:table-cell table:number-columns-repeated="997"/>
        </table:table-row>
        <table:table-row table:style-name="ro6" table:number-rows-repeated="5">
          <table:table-cell table:style-name="ce3" table:number-columns-repeated="12"/>
          <table:table-cell table:style-name="ce47"/>
          <table:table-cell table:style-name="ce3" table:number-columns-repeated="3"/>
          <table:table-cell table:number-columns-repeated="997"/>
        </table:table-row>
        <table:table-row table:style-name="ro6" table:number-rows-repeated="1048492">
          <table:table-cell table:number-columns-repeated="1013"/>
        </table:table-row>
        <table:table-row table:style-name="ro6">
          <table:table-cell table:number-columns-repeated="1013"/>
        </table:table-row>
        <calcext:conditional-formats>
          <calcext:conditional-format calcext:target-range-address="Full1.K5:Full1.K78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ll1.P5:Full1.P77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33"/>
            </calcext:color-scale>
          </calcext:conditional-format>
          <calcext:conditional-format calcext:target-range-address="Full1.O5:Full1.O77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33"/>
            </calcext:color-scale>
          </calcext:conditional-format>
          <calcext:conditional-format calcext:target-range-address="Full1.N5:Full1.N77">
            <calcext:color-scale>
              <calcext:color-scale-entry calcext:value="0" calcext:type="minimum" calcext:color="#ff6666"/>
              <calcext:color-scale-entry calcext:value="0" calcext:type="number" calcext:color="#ffffff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1.A4:Full1.P7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7P0"/>
    </number:currency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3:06:40.953832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6-11-30T15:42:46.169598656</meta:creation-date>
    <dc:date>2017-01-30T13:14:06.074847350</dc:date>
    <meta:editing-duration>PT5H2M34S</meta:editing-duration>
    <meta:editing-cycles>38</meta:editing-cycles>
    <meta:generator>LibreOffice/5.0.6.2$Linux_X86_64 LibreOffice_project/00m0$Build-2</meta:generator>
    <dc:creator>xavi </dc:creator>
    <meta:document-statistic meta:table-count="1" meta:cell-count="1059" meta:object-count="0"/>
  </office:meta>
</office:document-meta>
</file>